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DejaVu Sans Light" svg:font-family="'DejaVu Sans Light'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表格1" style:family="table">
      <style:table-properties style:width="17.013cm" fo:margin-left="0cm" fo:margin-right="-0.012cm" table:align="margins"/>
    </style:style>
    <style:style style:name="表格1.A" style:family="table-column">
      <style:table-column-properties style:column-width="2.831cm" style:rel-column-width="10905*"/>
    </style:style>
    <style:style style:name="表格1.B" style:family="table-column">
      <style:table-column-properties style:column-width="3.916cm" style:rel-column-width="15084*"/>
    </style:style>
    <style:style style:name="表格1.C" style:family="table-column">
      <style:table-column-properties style:column-width="1.138cm" style:rel-column-width="4382*"/>
    </style:style>
    <style:style style:name="表格1.D" style:family="table-column">
      <style:table-column-properties style:column-width="2.776cm" style:rel-column-width="10694*"/>
    </style:style>
    <style:style style:name="表格1.E" style:family="table-column">
      <style:table-column-properties style:column-width="3.503cm" style:rel-column-width="13494*"/>
    </style:style>
    <style:style style:name="表格1.F" style:family="table-column">
      <style:table-column-properties style:column-width="2.849cm" style:rel-column-width="10976*"/>
    </style:style>
    <style:style style:name="表格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F1" style:family="table-cell">
      <style:table-cell-properties fo:background-color="#999999" fo:padding="0.097cm" fo:border="0.002cm solid #000000">
        <style:background-image/>
      </style:table-cell-properties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7.013cm" fo:margin-left="0cm" fo:margin-right="-0.012cm" table:align="margins"/>
    </style:style>
    <style:style style:name="表格2.A" style:family="table-column">
      <style:table-column-properties style:column-width="4.602cm" style:rel-column-width="17727*"/>
    </style:style>
    <style:style style:name="表格2.B" style:family="table-column">
      <style:table-column-properties style:column-width="3.336cm" style:rel-column-width="12848*"/>
    </style:style>
    <style:style style:name="表格2.C" style:family="table-column">
      <style:table-column-properties style:column-width="1.005cm" style:rel-column-width="3872*"/>
    </style:style>
    <style:style style:name="表格2.D" style:family="table-column">
      <style:table-column-properties style:column-width="1.718cm" style:rel-column-width="6618*"/>
    </style:style>
    <style:style style:name="表格2.E" style:family="table-column">
      <style:table-column-properties style:column-width="3.503cm" style:rel-column-width="13494*"/>
    </style:style>
    <style:style style:name="表格2.F" style:family="table-column">
      <style:table-column-properties style:column-width="2.849cm" style:rel-column-width="10976*"/>
    </style:style>
    <style:style style:name="表格2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F1" style:family="table-cell">
      <style:table-cell-properties fo:background-color="#999999" fo:padding="0.097cm" fo:border="0.002cm solid #000000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.013cm" fo:margin-left="0cm" fo:margin-right="-0.012cm" table:align="margins"/>
    </style:style>
    <style:style style:name="表格4.A" style:family="table-column">
      <style:table-column-properties style:column-width="3.676cm" style:rel-column-width="14160*"/>
    </style:style>
    <style:style style:name="表格4.B" style:family="table-column">
      <style:table-column-properties style:column-width="3.254cm" style:rel-column-width="12536*"/>
    </style:style>
    <style:style style:name="表格4.C" style:family="table-column">
      <style:table-column-properties style:column-width="1.743cm" style:rel-column-width="6713*"/>
    </style:style>
    <style:style style:name="表格4.D" style:family="table-column">
      <style:table-column-properties style:column-width="1.222cm" style:rel-column-width="4708*"/>
    </style:style>
    <style:style style:name="表格4.E" style:family="table-column">
      <style:table-column-properties style:column-width="2.803cm" style:rel-column-width="10796*"/>
    </style:style>
    <style:style style:name="表格4.F" style:family="table-column">
      <style:table-column-properties style:column-width="4.314cm" style:rel-column-width="16622*"/>
    </style:style>
    <style:style style:name="表格4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4.F1" style:family="table-cell">
      <style:table-cell-properties fo:background-color="#999999" fo:padding="0.097cm" fo:border="0.002cm solid #000000">
        <style:background-image/>
      </style:table-cell-properties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9" style:family="table">
      <style:table-properties style:width="17.029cm" fo:margin-left="-0.016cm" fo:margin-right="-0.012cm" table:align="margins"/>
    </style:style>
    <style:style style:name="表格19.A" style:family="table-column">
      <style:table-column-properties style:column-width="3.334cm" style:rel-column-width="12830*"/>
    </style:style>
    <style:style style:name="表格19.B" style:family="table-column">
      <style:table-column-properties style:column-width="3.678cm" style:rel-column-width="14153*"/>
    </style:style>
    <style:style style:name="表格19.C" style:family="table-column">
      <style:table-column-properties style:column-width="1.692cm" style:rel-column-width="6510*"/>
    </style:style>
    <style:style style:name="表格19.D" style:family="table-column">
      <style:table-column-properties style:column-width="1.984cm" style:rel-column-width="7636*"/>
    </style:style>
    <style:style style:name="表格19.E" style:family="table-column">
      <style:table-column-properties style:column-width="3.493cm" style:rel-column-width="13440*"/>
    </style:style>
    <style:style style:name="表格19.F" style:family="table-column">
      <style:table-column-properties style:column-width="2.849cm" style:rel-column-width="10966*"/>
    </style:style>
    <style:style style:name="表格19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9.F1" style:family="table-cell">
      <style:table-cell-properties fo:background-color="#999999" fo:padding="0.097cm" fo:border="0.002cm solid #000000">
        <style:background-image/>
      </style:table-cell-properties>
    </style:style>
    <style:style style:name="表格19.A2" style:family="table-cell">
      <style:table-cell-properties fo:padding="0.097cm" fo:border-left="0.002cm solid #000000" fo:border-right="none" fo:border-top="none" fo:border-bottom="0.002cm solid #000000"/>
    </style:style>
    <style:style style:name="表格1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.013cm" fo:margin-left="0cm" fo:margin-right="-0.012cm" table:align="margins"/>
    </style:style>
    <style:style style:name="表格3.A" style:family="table-column">
      <style:table-column-properties style:column-width="2.591cm" style:rel-column-width="9981*"/>
    </style:style>
    <style:style style:name="表格3.B" style:family="table-column">
      <style:table-column-properties style:column-width="3.679cm" style:rel-column-width="14173*"/>
    </style:style>
    <style:style style:name="表格3.C" style:family="table-column">
      <style:table-column-properties style:column-width="2.404cm" style:rel-column-width="9261*"/>
    </style:style>
    <style:style style:name="表格3.D" style:family="table-column">
      <style:table-column-properties style:column-width="1.984cm" style:rel-column-width="7644*"/>
    </style:style>
    <style:style style:name="表格3.E" style:family="table-column">
      <style:table-column-properties style:column-width="3.503cm" style:rel-column-width="13494*"/>
    </style:style>
    <style:style style:name="表格3.F" style:family="table-column">
      <style:table-column-properties style:column-width="2.85cm" style:rel-column-width="10982*"/>
    </style:style>
    <style:style style:name="表格3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3.F1" style:family="table-cell">
      <style:table-cell-properties fo:background-color="#999999" fo:padding="0.097cm" fo:border="0.002cm solid #000000">
        <style:background-image/>
      </style:table-cell-properties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17.029cm" fo:margin-left="-0.016cm" fo:margin-right="-0.012cm" table:align="margins"/>
    </style:style>
    <style:style style:name="表格5.A" style:family="table-column">
      <style:table-column-properties style:column-width="3.041cm" style:rel-column-width="11703*"/>
    </style:style>
    <style:style style:name="表格5.B" style:family="table-column">
      <style:table-column-properties style:column-width="3.256cm" style:rel-column-width="12531*"/>
    </style:style>
    <style:style style:name="表格5.C" style:family="table-column">
      <style:table-column-properties style:column-width="2.406cm" style:rel-column-width="9259*"/>
    </style:style>
    <style:style style:name="表格5.D" style:family="table-column">
      <style:table-column-properties style:column-width="1.984cm" style:rel-column-width="7636*"/>
    </style:style>
    <style:style style:name="表格5.E" style:family="table-column">
      <style:table-column-properties style:column-width="2.039cm" style:rel-column-width="7847*"/>
    </style:style>
    <style:style style:name="表格5.F" style:family="table-column">
      <style:table-column-properties style:column-width="4.302cm" style:rel-column-width="16559*"/>
    </style:style>
    <style:style style:name="表格5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5.F1" style:family="table-cell">
      <style:table-cell-properties fo:background-color="#999999" fo:padding="0.097cm" fo:border="0.002cm solid #000000">
        <style:background-image/>
      </style:table-cell-properties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7.029cm" fo:margin-left="-0.016cm" fo:margin-right="-0.012cm" table:align="margins"/>
    </style:style>
    <style:style style:name="表格10.A" style:family="table-column">
      <style:table-column-properties style:column-width="3.173cm" style:rel-column-width="12212*"/>
    </style:style>
    <style:style style:name="表格10.B" style:family="table-column">
      <style:table-column-properties style:column-width="3.362cm" style:rel-column-width="12938*"/>
    </style:style>
    <style:style style:name="表格10.C" style:family="table-column">
      <style:table-column-properties style:column-width="2.166cm" style:rel-column-width="8336*"/>
    </style:style>
    <style:style style:name="表格10.D" style:family="table-column">
      <style:table-column-properties style:column-width="1.984cm" style:rel-column-width="7636*"/>
    </style:style>
    <style:style style:name="表格10.E" style:family="table-column">
      <style:table-column-properties style:column-width="3.493cm" style:rel-column-width="13440*"/>
    </style:style>
    <style:style style:name="表格10.F" style:family="table-column">
      <style:table-column-properties style:column-width="2.85cm" style:rel-column-width="10973*"/>
    </style:style>
    <style:style style:name="表格10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0.F1" style:family="table-cell">
      <style:table-cell-properties fo:background-color="#999999" fo:padding="0.097cm" fo:border="0.002cm solid #000000">
        <style:background-image/>
      </style:table-cell-properties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7.029cm" fo:margin-left="-0.016cm" fo:margin-right="-0.012cm" table:align="margins"/>
    </style:style>
    <style:style style:name="表格11.A" style:family="table-column">
      <style:table-column-properties style:column-width="3.041cm" style:rel-column-width="11703*"/>
    </style:style>
    <style:style style:name="表格11.B" style:family="table-column">
      <style:table-column-properties style:column-width="3.812cm" style:rel-column-width="14669*"/>
    </style:style>
    <style:style style:name="表格11.C" style:family="table-column">
      <style:table-column-properties style:column-width="1.85cm" style:rel-column-width="7121*"/>
    </style:style>
    <style:style style:name="表格11.D" style:family="table-column">
      <style:table-column-properties style:column-width="1.984cm" style:rel-column-width="7636*"/>
    </style:style>
    <style:style style:name="表格11.E" style:family="table-column">
      <style:table-column-properties style:column-width="3.493cm" style:rel-column-width="13440*"/>
    </style:style>
    <style:style style:name="表格11.F" style:family="table-column">
      <style:table-column-properties style:column-width="2.849cm" style:rel-column-width="10966*"/>
    </style:style>
    <style:style style:name="表格1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1.F1" style:family="table-cell">
      <style:table-cell-properties fo:background-color="#999999" fo:padding="0.097cm" fo:border="0.002cm solid #000000">
        <style:background-image/>
      </style:table-cell-properties>
    </style:style>
    <style:style style:name="表格11.A2" style:family="table-cell">
      <style:table-cell-properties fo:padding="0.097cm" fo:border-left="0.002cm solid #000000" fo:border-right="none" fo:border-top="none" fo:border-bottom="0.002cm solid #000000"/>
    </style:style>
    <style:style style:name="表格1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2" style:family="table">
      <style:table-properties style:width="17.029cm" fo:margin-left="-0.016cm" fo:margin-right="-0.012cm" table:align="margins"/>
    </style:style>
    <style:style style:name="表格12.A" style:family="table-column">
      <style:table-column-properties style:column-width="3.041cm" style:rel-column-width="11703*"/>
    </style:style>
    <style:style style:name="表格12.B" style:family="table-column">
      <style:table-column-properties style:column-width="3.812cm" style:rel-column-width="14669*"/>
    </style:style>
    <style:style style:name="表格12.C" style:family="table-column">
      <style:table-column-properties style:column-width="1.85cm" style:rel-column-width="7121*"/>
    </style:style>
    <style:style style:name="表格12.D" style:family="table-column">
      <style:table-column-properties style:column-width="1.984cm" style:rel-column-width="7636*"/>
    </style:style>
    <style:style style:name="表格12.E" style:family="table-column">
      <style:table-column-properties style:column-width="3.493cm" style:rel-column-width="13440*"/>
    </style:style>
    <style:style style:name="表格12.F" style:family="table-column">
      <style:table-column-properties style:column-width="2.849cm" style:rel-column-width="10966*"/>
    </style:style>
    <style:style style:name="表格12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2.F1" style:family="table-cell">
      <style:table-cell-properties fo:background-color="#999999" fo:padding="0.097cm" fo:border="0.002cm solid #000000">
        <style:background-image/>
      </style:table-cell-properties>
    </style:style>
    <style:style style:name="表格12.A2" style:family="table-cell">
      <style:table-cell-properties fo:padding="0.097cm" fo:border-left="0.002cm solid #000000" fo:border-right="none" fo:border-top="none" fo:border-bottom="0.002cm solid #000000"/>
    </style:style>
    <style:style style:name="表格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5" style:family="table">
      <style:table-properties style:width="17.029cm" fo:margin-left="-0.016cm" fo:margin-right="-0.012cm" table:align="margins"/>
    </style:style>
    <style:style style:name="表格15.A" style:family="table-column">
      <style:table-column-properties style:column-width="3.306cm" style:rel-column-width="12721*"/>
    </style:style>
    <style:style style:name="表格15.B" style:family="table-column">
      <style:table-column-properties style:column-width="3.521cm" style:rel-column-width="13549*"/>
    </style:style>
    <style:style style:name="表格15.C" style:family="table-column">
      <style:table-column-properties style:column-width="1.875cm" style:rel-column-width="7216*"/>
    </style:style>
    <style:style style:name="表格15.D" style:family="table-column">
      <style:table-column-properties style:column-width="1.984cm" style:rel-column-width="7636*"/>
    </style:style>
    <style:style style:name="表格15.E" style:family="table-column">
      <style:table-column-properties style:column-width="3.493cm" style:rel-column-width="13440*"/>
    </style:style>
    <style:style style:name="表格15.F" style:family="table-column">
      <style:table-column-properties style:column-width="2.85cm" style:rel-column-width="10973*"/>
    </style:style>
    <style:style style:name="表格15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5.F1" style:family="table-cell">
      <style:table-cell-properties fo:background-color="#999999" fo:padding="0.097cm" fo:border="0.002cm solid #000000">
        <style:background-image/>
      </style:table-cell-properties>
    </style:style>
    <style:style style:name="表格15.A2" style:family="table-cell">
      <style:table-cell-properties fo:padding="0.097cm" fo:border-left="0.002cm solid #000000" fo:border-right="none" fo:border-top="none" fo:border-bottom="0.002cm solid #000000"/>
    </style:style>
    <style:style style:name="表格1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7.029cm" fo:margin-left="-0.016cm" fo:margin-right="-0.012cm" table:align="margins"/>
    </style:style>
    <style:style style:name="表格6.A" style:family="table-column">
      <style:table-column-properties style:column-width="3.039cm" style:rel-column-width="11696*"/>
    </style:style>
    <style:style style:name="表格6.B" style:family="table-column">
      <style:table-column-properties style:column-width="3.415cm" style:rel-column-width="13142*"/>
    </style:style>
    <style:style style:name="表格6.C" style:family="table-column">
      <style:table-column-properties style:column-width="2.247cm" style:rel-column-width="8648*"/>
    </style:style>
    <style:style style:name="表格6.D" style:family="table-column">
      <style:table-column-properties style:column-width="1.984cm" style:rel-column-width="7636*"/>
    </style:style>
    <style:style style:name="表格6.E" style:family="table-column">
      <style:table-column-properties style:column-width="3.493cm" style:rel-column-width="13440*"/>
    </style:style>
    <style:style style:name="表格6.F" style:family="table-column">
      <style:table-column-properties style:column-width="2.85cm" style:rel-column-width="10973*"/>
    </style:style>
    <style:style style:name="表格6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6.F1" style:family="table-cell">
      <style:table-cell-properties fo:background-color="#999999" fo:padding="0.097cm" fo:border="0.002cm solid #000000">
        <style:background-image/>
      </style:table-cell-properties>
    </style:style>
    <style:style style:name="表格6.A2" style:family="table-cell">
      <style:table-cell-properties fo:padding="0.097cm" fo:border-left="0.002cm solid #000000" fo:border-right="none" fo:border-top="none" fo:border-bottom="0.002cm solid #000000"/>
    </style:style>
    <style:style style:name="表格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29cm" fo:margin-left="-0.016cm" fo:margin-right="-0.012cm" table:align="margins"/>
    </style:style>
    <style:style style:name="Table1.A" style:family="table-column">
      <style:table-column-properties style:column-width="3.041cm" style:rel-column-width="11703*"/>
    </style:style>
    <style:style style:name="Table1.B" style:family="table-column">
      <style:table-column-properties style:column-width="3.415cm" style:rel-column-width="13142*"/>
    </style:style>
    <style:style style:name="Table1.C" style:family="table-column">
      <style:table-column-properties style:column-width="2.247cm" style:rel-column-width="8648*"/>
    </style:style>
    <style:style style:name="Table1.D" style:family="table-column">
      <style:table-column-properties style:column-width="1.984cm" style:rel-column-width="7636*"/>
    </style:style>
    <style:style style:name="Table1.E" style:family="table-column">
      <style:table-column-properties style:column-width="3.493cm" style:rel-column-width="13440*"/>
    </style:style>
    <style:style style:name="Table1.F" style:family="table-column">
      <style:table-column-properties style:column-width="2.849cm" style:rel-column-width="10966*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F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.029cm" fo:margin-left="-0.016cm" fo:margin-right="-0.012cm" table:align="margins"/>
    </style:style>
    <style:style style:name="表格7.A" style:family="table-column">
      <style:table-column-properties style:column-width="3.043cm" style:rel-column-width="11709*"/>
    </style:style>
    <style:style style:name="表格7.B" style:family="table-column">
      <style:table-column-properties style:column-width="2.381cm" style:rel-column-width="9164*"/>
    </style:style>
    <style:style style:name="表格7.C" style:family="table-column">
      <style:table-column-properties style:column-width="3.281cm" style:rel-column-width="12626*"/>
    </style:style>
    <style:style style:name="表格7.D" style:family="table-column">
      <style:table-column-properties style:column-width="1.984cm" style:rel-column-width="7636*"/>
    </style:style>
    <style:style style:name="表格7.E" style:family="table-column">
      <style:table-column-properties style:column-width="3.493cm" style:rel-column-width="13440*"/>
    </style:style>
    <style:style style:name="表格7.F" style:family="table-column">
      <style:table-column-properties style:column-width="2.849cm" style:rel-column-width="10960*"/>
    </style:style>
    <style:style style:name="表格7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7.F1" style:family="table-cell">
      <style:table-cell-properties fo:background-color="#999999" fo:padding="0.097cm" fo:border="0.002cm solid #000000">
        <style:background-image/>
      </style:table-cell-properties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.029cm" fo:margin-left="-0.016cm" fo:margin-right="-0.012cm" table:align="margins"/>
    </style:style>
    <style:style style:name="表格8.A" style:family="table-column">
      <style:table-column-properties style:column-width="3.043cm" style:rel-column-width="11709*"/>
    </style:style>
    <style:style style:name="表格8.B" style:family="table-column">
      <style:table-column-properties style:column-width="2.381cm" style:rel-column-width="9164*"/>
    </style:style>
    <style:style style:name="表格8.C" style:family="table-column">
      <style:table-column-properties style:column-width="3.281cm" style:rel-column-width="12626*"/>
    </style:style>
    <style:style style:name="表格8.D" style:family="table-column">
      <style:table-column-properties style:column-width="1.984cm" style:rel-column-width="7636*"/>
    </style:style>
    <style:style style:name="表格8.E" style:family="table-column">
      <style:table-column-properties style:column-width="3.493cm" style:rel-column-width="13440*"/>
    </style:style>
    <style:style style:name="表格8.F" style:family="table-column">
      <style:table-column-properties style:column-width="2.849cm" style:rel-column-width="10960*"/>
    </style:style>
    <style:style style:name="表格8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8.F1" style:family="table-cell">
      <style:table-cell-properties fo:background-color="#999999" fo:padding="0.097cm" fo:border="0.002cm solid #000000">
        <style:background-image/>
      </style:table-cell-properties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3" style:family="table">
      <style:table-properties style:width="17.029cm" fo:margin-left="-0.016cm" fo:margin-right="-0.012cm" table:align="margins"/>
    </style:style>
    <style:style style:name="表格13.A" style:family="table-column">
      <style:table-column-properties style:column-width="2.752cm" style:rel-column-width="10589*"/>
    </style:style>
    <style:style style:name="表格13.B" style:family="table-column">
      <style:table-column-properties style:column-width="3.44cm" style:rel-column-width="13237*"/>
    </style:style>
    <style:style style:name="表格13.C" style:family="table-column">
      <style:table-column-properties style:column-width="2.51cm" style:rel-column-width="9659*"/>
    </style:style>
    <style:style style:name="表格13.D" style:family="table-column">
      <style:table-column-properties style:column-width="1.984cm" style:rel-column-width="7636*"/>
    </style:style>
    <style:style style:name="表格13.E" style:family="table-column">
      <style:table-column-properties style:column-width="3.493cm" style:rel-column-width="13440*"/>
    </style:style>
    <style:style style:name="表格13.F" style:family="table-column">
      <style:table-column-properties style:column-width="2.852cm" style:rel-column-width="10974*"/>
    </style:style>
    <style:style style:name="表格13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3.F1" style:family="table-cell">
      <style:table-cell-properties fo:background-color="#999999" fo:padding="0.097cm" fo:border="0.002cm solid #000000">
        <style:background-image/>
      </style:table-cell-properties>
    </style:style>
    <style:style style:name="表格13.A2" style:family="table-cell">
      <style:table-cell-properties fo:padding="0.097cm" fo:border-left="0.002cm solid #000000" fo:border-right="none" fo:border-top="none" fo:border-bottom="0.002cm solid #000000"/>
    </style:style>
    <style:style style:name="表格1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4" style:family="table">
      <style:table-properties style:width="17.029cm" fo:margin-left="-0.016cm" fo:margin-right="-0.012cm" table:align="margins"/>
    </style:style>
    <style:style style:name="表格14.A" style:family="table-column">
      <style:table-column-properties style:column-width="3.306cm" style:rel-column-width="12721*"/>
    </style:style>
    <style:style style:name="表格14.B" style:family="table-column">
      <style:table-column-properties style:column-width="3.044cm" style:rel-column-width="11716*"/>
    </style:style>
    <style:style style:name="表格14.C" style:family="table-column">
      <style:table-column-properties style:column-width="2.351cm" style:rel-column-width="9048*"/>
    </style:style>
    <style:style style:name="表格14.D" style:family="table-column">
      <style:table-column-properties style:column-width="1.984cm" style:rel-column-width="7636*"/>
    </style:style>
    <style:style style:name="表格14.E" style:family="table-column">
      <style:table-column-properties style:column-width="3.493cm" style:rel-column-width="13440*"/>
    </style:style>
    <style:style style:name="表格14.F" style:family="table-column">
      <style:table-column-properties style:column-width="2.852cm" style:rel-column-width="10974*"/>
    </style:style>
    <style:style style:name="表格14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4.F1" style:family="table-cell">
      <style:table-cell-properties fo:background-color="#999999" fo:padding="0.097cm" fo:border="0.002cm solid #000000">
        <style:background-image/>
      </style:table-cell-properties>
    </style:style>
    <style:style style:name="表格14.A2" style:family="table-cell">
      <style:table-cell-properties fo:padding="0.097cm" fo:border-left="0.002cm solid #000000" fo:border-right="none" fo:border-top="none" fo:border-bottom="0.002cm solid #000000"/>
    </style:style>
    <style:style style:name="表格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7" style:family="table">
      <style:table-properties style:width="17.029cm" fo:margin-left="-0.016cm" fo:margin-right="-0.012cm" table:align="margins"/>
    </style:style>
    <style:style style:name="表格17.A" style:family="table-column">
      <style:table-column-properties style:column-width="3.306cm" style:rel-column-width="12721*"/>
    </style:style>
    <style:style style:name="表格17.B" style:family="table-column">
      <style:table-column-properties style:column-width="3.891cm" style:rel-column-width="14975*"/>
    </style:style>
    <style:style style:name="表格17.C" style:family="table-column">
      <style:table-column-properties style:column-width="1.505cm" style:rel-column-width="5790*"/>
    </style:style>
    <style:style style:name="表格17.D" style:family="table-column">
      <style:table-column-properties style:column-width="1.984cm" style:rel-column-width="7636*"/>
    </style:style>
    <style:style style:name="表格17.E" style:family="table-column">
      <style:table-column-properties style:column-width="3.493cm" style:rel-column-width="13440*"/>
    </style:style>
    <style:style style:name="表格17.F" style:family="table-column">
      <style:table-column-properties style:column-width="2.85cm" style:rel-column-width="10973*"/>
    </style:style>
    <style:style style:name="表格17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7.F1" style:family="table-cell">
      <style:table-cell-properties fo:background-color="#999999" fo:padding="0.097cm" fo:border="0.002cm solid #000000">
        <style:background-image/>
      </style:table-cell-properties>
    </style:style>
    <style:style style:name="表格17.A2" style:family="table-cell">
      <style:table-cell-properties fo:padding="0.097cm" fo:border-left="0.002cm solid #000000" fo:border-right="none" fo:border-top="none" fo:border-bottom="0.002cm solid #000000"/>
    </style:style>
    <style:style style:name="表格1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.029cm" fo:margin-left="-0.016cm" fo:margin-right="-0.012cm" table:align="margins"/>
    </style:style>
    <style:style style:name="表格9.A" style:family="table-column">
      <style:table-column-properties style:column-width="3.306cm" style:rel-column-width="12721*"/>
    </style:style>
    <style:style style:name="表格9.B" style:family="table-column">
      <style:table-column-properties style:column-width="3.865cm" style:rel-column-width="14873*"/>
    </style:style>
    <style:style style:name="表格9.C" style:family="table-column">
      <style:table-column-properties style:column-width="1.531cm" style:rel-column-width="5892*"/>
    </style:style>
    <style:style style:name="表格9.D" style:family="table-column">
      <style:table-column-properties style:column-width="1.984cm" style:rel-column-width="7636*"/>
    </style:style>
    <style:style style:name="表格9.E" style:family="table-column">
      <style:table-column-properties style:column-width="3.493cm" style:rel-column-width="13440*"/>
    </style:style>
    <style:style style:name="表格9.F" style:family="table-column">
      <style:table-column-properties style:column-width="2.85cm" style:rel-column-width="10973*"/>
    </style:style>
    <style:style style:name="表格9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9.F1" style:family="table-cell">
      <style:table-cell-properties fo:background-color="#999999" fo:padding="0.097cm" fo:border="0.002cm solid #000000">
        <style:background-image/>
      </style:table-cell-properties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6" style:family="table">
      <style:table-properties style:width="17.029cm" fo:margin-left="-0.016cm" fo:margin-right="-0.012cm" table:align="margins"/>
    </style:style>
    <style:style style:name="表格16.A" style:family="table-column">
      <style:table-column-properties style:column-width="3.81cm" style:rel-column-width="14662*"/>
    </style:style>
    <style:style style:name="表格16.B" style:family="table-column">
      <style:table-column-properties style:column-width="3.358cm" style:rel-column-width="12925*"/>
    </style:style>
    <style:style style:name="表格16.C" style:family="table-column">
      <style:table-column-properties style:column-width="1.531cm" style:rel-column-width="5892*"/>
    </style:style>
    <style:style style:name="表格16.D" style:family="table-column">
      <style:table-column-properties style:column-width="1.984cm" style:rel-column-width="7636*"/>
    </style:style>
    <style:style style:name="表格16.E" style:family="table-column">
      <style:table-column-properties style:column-width="3.493cm" style:rel-column-width="13440*"/>
    </style:style>
    <style:style style:name="表格16.F" style:family="table-column">
      <style:table-column-properties style:column-width="2.852cm" style:rel-column-width="10980*"/>
    </style:style>
    <style:style style:name="表格16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6.F1" style:family="table-cell">
      <style:table-cell-properties fo:background-color="#999999" fo:padding="0.097cm" fo:border="0.002cm solid #000000">
        <style:background-image/>
      </style:table-cell-properties>
    </style:style>
    <style:style style:name="表格16.A2" style:family="table-cell">
      <style:table-cell-properties fo:padding="0.097cm" fo:border-left="0.002cm solid #000000" fo:border-right="none" fo:border-top="none" fo:border-bottom="0.002cm solid #000000"/>
    </style:style>
    <style:style style:name="表格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fo:font-weight="normal" style:font-size-asian="10.5pt" style:font-weight-asian="bold" style:font-size-complex="12pt" style:font-weight-complex="normal"/>
    </style:style>
    <style:style style:name="P2" style:family="paragraph" style:parent-style-name="Table_20_Contents">
      <style:text-properties style:text-underline-style="non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language="en" fo:country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DejaVu Sans Light" fo:font-size="9pt" fo:font-style="normal" fo:text-shadow="none" style:text-underline-style="none" fo:font-weight="normal" style:font-name-asian="DejaVu Sans Light" style:font-size-asian="9pt" style:font-style-asian="normal" style:font-weight-asian="normal" style:font-name-complex="DejaVu Sans Light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Lib 表详细设计</text:p>
      <text:p text:style-name="Standard"/>
      <text:p text:style-name="P5"><text:tab/><text:tab/><text:tab/><text:tab/><text:tab/><text:tab/><text:tab/><text:tab/><text:tab/><text:tab/><text:tab/></text:p>
      <text:p text:style-name="Standard">1.图书信息表 ulib_book_info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1">字段名</text:p>
          </table:table-cell>
          <table:table-cell table:style-name="表格1.A1" office:value-type="string">
            <text:p text:style-name="P1">类型</text:p>
          </table:table-cell>
          <table:table-cell table:style-name="表格1.A1" office:value-type="string">
            <text:p text:style-name="P1">非空</text:p>
          </table:table-cell>
          <table:table-cell table:style-name="表格1.A1" office:value-type="string">
            <text:p text:style-name="P1">函数</text:p>
          </table:table-cell>
          <table:table-cell table:style-name="表格1.A1" office:value-type="string">
            <text:p text:style-name="P1">备注</text:p>
          </table:table-cell>
          <table:table-cell table:style-name="表格1.F1" office:value-type="string">
            <text:p text:style-name="P1">含义</text:p>
          </table:table-cell>
        </table:table-row>
        <table:table-row>
          <table:table-cell table:style-name="表格1.A2" office:value-type="string">
            <text:p text:style-name="Table_20_Contents">id</text:p>
          </table:table-cell>
          <table:table-cell table:style-name="表格1.A2" office:value-type="string">
            <text:p text:style-name="P3">unsigned int</text:p>
          </table:table-cell>
          <table:table-cell table:style-name="表格1.A2" office:value-type="string">
            <text:p text:style-name="Table_20_Contents">Y</text:p>
          </table:table-cell>
          <table:table-cell table:style-name="表格1.A2" office:value-type="string">
            <text:p text:style-name="Table_20_Contents">自增</text:p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Table_20_Contents">图书的序号</text:p>
          </table:table-cell>
        </table:table-row>
        <table:table-row>
          <table:table-cell table:style-name="表格1.A2" office:value-type="string">
            <text:p text:style-name="P5">marc_id</text:p>
          </table:table-cell>
          <table:table-cell table:style-name="表格1.A2" office:value-type="string">
            <text:p text:style-name="P3">varchar(15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MARC记录号</text:p>
          </table:table-cell>
        </table:table-row>
        <table:table-row>
          <table:table-cell table:style-name="表格1.A2" office:value-type="string">
            <text:p text:style-name="P5">rw_index</text:p>
          </table:table-cell>
          <table:table-cell table:style-name="表格1.A2" office:value-type="string">
            <text:p text:style-name="P3">varchar(20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索书号</text:p>
          </table:table-cell>
        </table:table-row>
        <table:table-row>
          <table:table-cell table:style-name="表格1.A2" office:value-type="string">
            <text:p text:style-name="P5">prop_no</text:p>
          </table:table-cell>
          <table:table-cell table:style-name="表格1.A2" office:value-type="string">
            <text:p text:style-name="P3">varchar(15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财产号</text:p>
          </table:table-cell>
        </table:table-row>
        <table:table-row>
          <table:table-cell table:style-name="表格1.A2" office:value-type="string">
            <text:p text:style-name="P5">barcode</text:p>
          </table:table-cell>
          <table:table-cell table:style-name="表格1.A2" office:value-type="string">
            <text:p text:style-name="P3">varchar(15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条码号</text:p>
          </table:table-cell>
        </table:table-row>
        <table:table-row>
          <table:table-cell table:style-name="表格1.A2" office:value-type="string">
            <text:p text:style-name="P5">book_name</text:p>
          </table:table-cell>
          <table:table-cell table:style-name="表格1.A2" office:value-type="string">
            <text:p text:style-name="P3">varchar(255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题名<text:tab/></text:p>
          </table:table-cell>
        </table:table-row>
        <table:table-row>
          <table:table-cell table:style-name="表格1.A2" office:value-type="string">
            <text:p text:style-name="P5">author</text:p>
          </table:table-cell>
          <table:table-cell table:style-name="表格1.A2" office:value-type="string">
            <text:p text:style-name="P3">varchar(128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责任者</text:p>
          </table:table-cell>
        </table:table-row>
        <table:table-row>
          <table:table-cell table:style-name="表格1.A2" office:value-type="string">
            <text:p text:style-name="P5">press</text:p>
          </table:table-cell>
          <table:table-cell table:style-name="表格1.A2" office:value-type="string">
            <text:p text:style-name="P3">varchar(255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出版社</text:p>
          </table:table-cell>
        </table:table-row>
        <table:table-row>
          <table:table-cell table:style-name="表格1.A2" office:value-type="string">
            <text:p text:style-name="P5">pub_time</text:p>
          </table:table-cell>
          <table:table-cell table:style-name="表格1.A2" office:value-type="string">
            <text:p text:style-name="P3">varchar(12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2012.10.10</text:p>
          </table:table-cell>
          <table:table-cell table:style-name="表格1.F2" office:value-type="string">
            <text:p text:style-name="P5">出版年</text:p>
          </table:table-cell>
        </table:table-row>
        <table:table-row>
          <table:table-cell table:style-name="表格1.A2" office:value-type="string">
            <text:p text:style-name="P6">isbn</text:p>
          </table:table-cell>
          <table:table-cell table:style-name="表格1.A2" office:value-type="string">
            <text:p text:style-name="P3">varchar(20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2"/>
          </table:table-cell>
          <table:table-cell table:style-name="表格1.F2" office:value-type="string">
            <text:p text:style-name="P6">ISBN</text:p>
          </table:table-cell>
        </table:table-row>
        <table:table-row>
          <table:table-cell table:style-name="表格1.A2" office:value-type="string">
            <text:p text:style-name="P5">price</text:p>
          </table:table-cell>
          <table:table-cell table:style-name="表格1.A2" office:value-type="string">
            <text:p text:style-name="P3">varchar(20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单价<text:tab/></text:p>
          </table:table-cell>
        </table:table-row>
        <table:table-row>
          <table:table-cell table:style-name="表格1.A2" office:value-type="string">
            <text:p text:style-name="P5">col_loc</text:p>
          </table:table-cell>
          <table:table-cell table:style-name="表格1.A2" office:value-type="string">
            <text:p text:style-name="P3">varchar(64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分配地</text:p>
          </table:table-cell>
        </table:table-row>
        <table:table-row>
          <table:table-cell table:style-name="表格1.A2" office:value-type="string">
            <text:p text:style-name="P5">media</text:p>
          </table:table-cell>
          <table:table-cell table:style-name="表格1.A2" office:value-type="string">
            <text:p text:style-name="P3">varchar(64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载体类型</text:p>
          </table:table-cell>
        </table:table-row>
        <table:table-row>
          <table:table-cell table:style-name="表格1.A2" office:value-type="string">
            <text:p text:style-name="P5">marc_stat</text:p>
          </table:table-cell>
          <table:table-cell table:style-name="表格1.A2" office:value-type="string">
            <text:p text:style-name="P3">varchar(64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Marc状态</text:p>
          </table:table-cell>
        </table:table-row>
        <table:table-row>
          <table:table-cell table:style-name="表格1.A2" office:value-type="string">
            <text:p text:style-name="P5">clerk</text:p>
          </table:table-cell>
          <table:table-cell table:style-name="表格1.A2" office:value-type="string">
            <text:p text:style-name="P3">varchar(128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F2" office:value-type="string">
            <text:p text:style-name="P5">经手人</text:p>
          </table:table-cell>
        </table:table-row>
        <table:table-row>
          <table:table-cell table:style-name="表格1.A2" office:value-type="string">
            <text:p text:style-name="P5">stor_time</text:p>
          </table:table-cell>
          <table:table-cell table:style-name="表格1.A2" office:value-type="string">
            <text:p text:style-name="P3">varchar(12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2012.10.10</text:p>
          </table:table-cell>
          <table:table-cell table:style-name="表格1.F2" office:value-type="string">
            <text:p text:style-name="P7">入藏时间</text:p>
          </table:table-cell>
        </table:table-row>
        <table:table-row>
          <table:table-cell table:style-name="表格1.A2" office:value-type="string">
            <text:p text:style-name="P5">is_del</text:p>
          </table:table-cell>
          <table:table-cell table:style-name="表格1.A2" office:value-type="string">
            <text:p text:style-name="P3">varchar(2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y/n</text:p>
          </table:table-cell>
          <table:table-cell table:style-name="表格1.F2" office:value-type="string">
            <text:p text:style-name="P7"/>
          </table:table-cell>
        </table:table-row>
        <table:table-row>
          <table:table-cell table:style-name="表格1.A2" office:value-type="string">
            <text:p text:style-name="P5">is_lost</text:p>
          </table:table-cell>
          <table:table-cell table:style-name="表格1.A2" office:value-type="string">
            <text:p text:style-name="P3">varchar(2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>r/y/n</text:p>
          </table:table-cell>
          <table:table-cell table:style-name="表格1.F2" office:value-type="string">
            <text:p text:style-name="P7"/>
          </table:table-cell>
        </table:table-row>
      </table:table>
      <text:p text:style-name="Text_20_body"/>
      <text:p text:style-name="Text_20_body">2.借阅记录表 ulib_borrow_record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header-rows>
          <table:table-row>
            <table:table-cell table:style-name="表格2.A1" office:value-type="string">
              <text:p text:style-name="P1">字段名</text:p>
            </table:table-cell>
            <table:table-cell table:style-name="表格2.A1" office:value-type="string">
              <text:p text:style-name="P1">类型</text:p>
            </table:table-cell>
            <table:table-cell table:style-name="表格2.A1" office:value-type="string">
              <text:p text:style-name="P1">非空</text:p>
            </table:table-cell>
            <table:table-cell table:style-name="表格2.A1" office:value-type="string">
              <text:p text:style-name="P1">函数</text:p>
            </table:table-cell>
            <table:table-cell table:style-name="表格2.A1" office:value-type="string">
              <text:p text:style-name="P1">备注</text:p>
            </table:table-cell>
            <table:table-cell table:style-name="表格2.F1" office:value-type="string">
              <text:p text:style-name="P1">含义</text:p>
            </table:table-cell>
          </table:table-row>
        </table:table-header-rows>
        <table:table-row>
          <table:table-cell table:style-name="表格2.A2" office:value-type="string">
            <text:p text:style-name="Table_20_Contents">id</text:p>
          </table:table-cell>
          <table:table-cell table:style-name="表格2.A2" office:value-type="string">
            <text:p text:style-name="Table_20_Contents">unsigned int</text:p>
          </table:table-cell>
          <table:table-cell table:style-name="表格2.A2" office:value-type="string">
            <text:p text:style-name="Table_20_Contents">Y</text:p>
          </table:table-cell>
          <table:table-cell table:style-name="表格2.A2" office:value-type="string">
            <text:p text:style-name="Table_20_Contents">自增</text:p>
          </table:table-cell>
          <table:table-cell table:style-name="表格2.A2" office:value-type="string">
            <text:p text:style-name="Table_20_Contents"/>
          </table:table-cell>
          <table:table-cell table:style-name="表格2.F2" office:value-type="string">
            <text:p text:style-name="Table_20_Contents">序号</text:p>
          </table:table-cell>
        </table:table-row>
        <table:table-row>
          <table:table-cell table:style-name="表格2.A2" office:value-type="string">
            <text:p text:style-name="Table_20_Contents">card_no</text:p>
          </table:table-cell>
          <table:table-cell table:style-name="表格2.A2" office:value-type="string">
            <text:p text:style-name="Table_20_Contents">varchar(20)</text:p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F2" office:value-type="string">
            <text:p text:style-name="Table_20_Contents">借书证号</text:p>
          </table:table-cell>
        </table:table-row>
        <table:table-row>
          <table:table-cell table:style-name="表格2.A2" office:value-type="string">
            <text:p text:style-name="Table_20_Contents">prop_no</text:p>
          </table:table-cell>
          <table:table-cell table:style-name="表格2.A2" office:value-type="string">
            <text:p text:style-name="P3">varchar(15)</text:p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F2" office:value-type="string">
            <text:p text:style-name="Table_20_Contents">财产号</text:p>
          </table:table-cell>
        </table:table-row>
        <table:table-row>
          <table:table-cell table:style-name="表格2.A2" office:value-type="string">
            <text:p text:style-name="Table_20_Contents">behalf_no</text:p>
          </table:table-cell>
          <table:table-cell table:style-name="表格2.A2" office:value-type="string">
            <text:p text:style-name="Table_20_Contents">varchar(20)</text:p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>本科生需要有</text:p>
          </table:table-cell>
          <table:table-cell table:style-name="表格2.F2" office:value-type="string">
            <text:p text:style-name="Table_20_Contents">教师借书证号</text:p>
          </table:table-cell>
        </table:table-row>
        <table:table-row>
          <table:table-cell table:style-name="表格2.A2" office:value-type="string">
            <text:p text:style-name="Table_20_Contents">borrow_time</text:p>
          </table:table-cell>
          <table:table-cell table:style-name="表格2.A2" office:value-type="string">
            <text:p text:style-name="Table_20_Contents">timestamp</text:p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F2" office:value-type="string">
            <text:p text:style-name="Table_20_Contents">借出时间</text:p>
          </table:table-cell>
        </table:table-row>
        <table:table-row>
          <table:table-cell table:style-name="表格2.A2" office:value-type="string">
            <text:p text:style-name="Table_20_Contents">return_time</text:p>
          </table:table-cell>
          <table:table-cell table:style-name="表格2.A2" office:value-type="string">
            <text:p text:style-name="Table_20_Contents">timestamp</text:p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F2" office:value-type="string">
            <text:p text:style-name="Table_20_Contents">归还时间</text:p>
          </table:table-cell>
        </table:table-row>
      </table:table>
      <text:p text:style-name="Text_20_body"/>
      <text:p text:style-name="Text_20_body">3.借阅者列表 ulib_users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header-rows>
          <text:soft-page-break/>
          <table:table-row>
            <table:table-cell table:style-name="表格4.A1" office:value-type="string">
              <text:p text:style-name="P1">字段名</text:p>
            </table:table-cell>
            <table:table-cell table:style-name="表格4.A1" office:value-type="string">
              <text:p text:style-name="P1">类型</text:p>
            </table:table-cell>
            <table:table-cell table:style-name="表格4.A1" office:value-type="string">
              <text:p text:style-name="P1">非空</text:p>
            </table:table-cell>
            <table:table-cell table:style-name="表格4.A1" office:value-type="string">
              <text:p text:style-name="P1">函数</text:p>
            </table:table-cell>
            <table:table-cell table:style-name="表格4.A1" office:value-type="string">
              <text:p text:style-name="P1">备注</text:p>
            </table:table-cell>
            <table:table-cell table:style-name="表格4.F1" office:value-type="string">
              <text:p text:style-name="P1">含义</text:p>
            </table:table-cell>
          </table:table-row>
        </table:table-header-rows>
        <table:table-row>
          <table:table-cell table:style-name="表格4.A2" office:value-type="string">
            <text:p text:style-name="Table_20_Contents">id</text:p>
          </table:table-cell>
          <table:table-cell table:style-name="表格4.A2" office:value-type="string">
            <text:p text:style-name="Table_20_Contents">unsigned int</text:p>
          </table:table-cell>
          <table:table-cell table:style-name="表格4.A2" office:value-type="string">
            <text:p text:style-name="Table_20_Contents">Y</text:p>
          </table:table-cell>
          <table:table-cell table:style-name="表格4.A2" office:value-type="string">
            <text:p text:style-name="Table_20_Contents">自增</text:p>
          </table:table-cell>
          <table:table-cell table:style-name="表格4.A2" office:value-type="string">
            <text:p text:style-name="Table_20_Contents"/>
          </table:table-cell>
          <table:table-cell table:style-name="表格4.F2" office:value-type="string">
            <text:p text:style-name="Table_20_Contents">序号</text:p>
          </table:table-cell>
        </table:table-row>
        <table:table-row>
          <table:table-cell table:style-name="表格4.A2" office:value-type="string">
            <text:p text:style-name="Table_20_Contents">username</text:p>
          </table:table-cell>
          <table:table-cell table:style-name="表格4.A2" office:value-type="string">
            <text:p text:style-name="Table_20_Contents">varchar(25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F2" office:value-type="string">
            <text:p text:style-name="Table_20_Contents">姓名</text:p>
          </table:table-cell>
        </table:table-row>
        <table:table-row>
          <table:table-cell table:style-name="表格4.A2" office:value-type="string">
            <text:p text:style-name="Table_20_Contents">usertype</text:p>
          </table:table-cell>
          <table:table-cell table:style-name="表格4.A2" office:value-type="string">
            <text:p text:style-name="Table_20_Contents">varchar(4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>t/m/u</text:p>
          </table:table-cell>
          <table:table-cell table:style-name="表格4.F2" office:value-type="string">
            <text:p text:style-name="Table_20_Contents">教师,研究生,本科生</text:p>
          </table:table-cell>
        </table:table-row>
        <table:table-row>
          <table:table-cell table:style-name="表格4.A2" office:value-type="string">
            <text:p text:style-name="Table_20_Contents">tele</text:p>
          </table:table-cell>
          <table:table-cell table:style-name="表格4.A2" office:value-type="string">
            <text:p text:style-name="Table_20_Contents">varchar(20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F2" office:value-type="string">
            <text:p text:style-name="Table_20_Contents">电话号码</text:p>
          </table:table-cell>
        </table:table-row>
        <table:table-row>
          <table:table-cell table:style-name="表格4.A2" office:value-type="string">
            <text:p text:style-name="Table_20_Contents">is_del</text:p>
          </table:table-cell>
          <table:table-cell table:style-name="表格4.A2" office:value-type="string">
            <text:p text:style-name="Table_20_Contents">varchar(4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>y/n</text:p>
          </table:table-cell>
          <table:table-cell table:style-name="表格4.F2" office:value-type="string">
            <text:p text:style-name="Table_20_Contents">是否已经删除</text:p>
          </table:table-cell>
        </table:table-row>
        <table:table-row>
          <table:table-cell table:style-name="表格4.A2" office:value-type="string">
            <text:p text:style-name="Table_20_Contents">card_no</text:p>
          </table:table-cell>
          <table:table-cell table:style-name="表格4.A2" office:value-type="string">
            <text:p text:style-name="Table_20_Contents">varchar(20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F2" office:value-type="string">
            <text:p text:style-name="Table_20_Contents">借书证号</text:p>
          </table:table-cell>
        </table:table-row>
      </table:table>
      <text:p text:style-name="Standard"/>
      <text:p text:style-name="Text_20_body">5.光盘表 ulib_cd</text:p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column table:style-name="表格19.E"/>
        <table:table-column table:style-name="表格19.F"/>
        <table:table-header-rows>
          <table:table-row>
            <table:table-cell table:style-name="表格19.A1" office:value-type="string">
              <text:p text:style-name="P1">字段名</text:p>
            </table:table-cell>
            <table:table-cell table:style-name="表格19.A1" office:value-type="string">
              <text:p text:style-name="P1">类型</text:p>
            </table:table-cell>
            <table:table-cell table:style-name="表格19.A1" office:value-type="string">
              <text:p text:style-name="P1">非空</text:p>
            </table:table-cell>
            <table:table-cell table:style-name="表格19.A1" office:value-type="string">
              <text:p text:style-name="P1">函数</text:p>
            </table:table-cell>
            <table:table-cell table:style-name="表格19.A1" office:value-type="string">
              <text:p text:style-name="P1">备注</text:p>
            </table:table-cell>
            <table:table-cell table:style-name="表格19.F1" office:value-type="string">
              <text:p text:style-name="P1">含义</text:p>
            </table:table-cell>
          </table:table-row>
        </table:table-header-rows>
        <table:table-row>
          <table:table-cell table:style-name="表格19.A2" office:value-type="string">
            <text:p text:style-name="Table_20_Contents">id</text:p>
          </table:table-cell>
          <table:table-cell table:style-name="表格19.A2" office:value-type="string">
            <text:p text:style-name="Table_20_Contents">unsigned smallint</text:p>
          </table:table-cell>
          <table:table-cell table:style-name="表格19.A2" office:value-type="string">
            <text:p text:style-name="Table_20_Contents">Y</text:p>
          </table:table-cell>
          <table:table-cell table:style-name="表格19.A2" office:value-type="string">
            <text:p text:style-name="Table_20_Contents">自增</text:p>
          </table:table-cell>
          <table:table-cell table:style-name="表格19.A2" office:value-type="string">
            <text:p text:style-name="Table_20_Contents"/>
          </table:table-cell>
          <table:table-cell table:style-name="表格19.F2" office:value-type="string">
            <text:p text:style-name="Table_20_Contents">序号</text:p>
          </table:table-cell>
        </table:table-row>
        <table:table-row>
          <table:table-cell table:style-name="表格19.A2" office:value-type="string">
            <text:p text:style-name="Table_20_Contents">isbn</text:p>
          </table:table-cell>
          <table:table-cell table:style-name="表格19.A2" office:value-type="string">
            <text:p text:style-name="Table_20_Contents">varchar(20)</text:p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F2" office:value-type="string">
            <text:p text:style-name="Table_20_Contents">isbn</text:p>
          </table:table-cell>
        </table:table-row>
        <table:table-row>
          <table:table-cell table:style-name="表格19.A2" office:value-type="string">
            <text:p text:style-name="Table_20_Contents">path</text:p>
          </table:table-cell>
          <table:table-cell table:style-name="表格19.A2" office:value-type="string">
            <text:p text:style-name="Table_20_Contents">varchar(255)</text:p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F2" office:value-type="string">
            <text:p text:style-name="Table_20_Contents">由时间生成的路径</text:p>
          </table:table-cell>
        </table:table-row>
        <table:table-row>
          <table:table-cell table:style-name="表格19.A2" office:value-type="string">
            <text:p text:style-name="Table_20_Contents">filename</text:p>
          </table:table-cell>
          <table:table-cell table:style-name="表格19.A2" office:value-type="string">
            <text:p text:style-name="Table_20_Contents">varchar(255)</text:p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F2" office:value-type="string">
            <text:p text:style-name="Table_20_Contents">上传时文件名</text:p>
          </table:table-cell>
        </table:table-row>
        <table:table-row>
          <table:table-cell table:style-name="表格19.A2" office:value-type="string">
            <text:p text:style-name="Table_20_Contents">filetype</text:p>
          </table:table-cell>
          <table:table-cell table:style-name="表格19.A2" office:value-type="string">
            <text:p text:style-name="Table_20_Contents">varchar(128)</text:p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F2" office:value-type="string">
            <text:p text:style-name="Table_20_Contents">文件的类型</text:p>
          </table:table-cell>
        </table:table-row>
        <table:table-row>
          <table:table-cell table:style-name="表格19.A2" office:value-type="string">
            <text:p text:style-name="Table_20_Contents">add_time</text:p>
          </table:table-cell>
          <table:table-cell table:style-name="表格19.A2" office:value-type="string">
            <text:p text:style-name="Table_20_Contents">timestamp</text:p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F2" office:value-type="string">
            <text:p text:style-name="Table_20_Contents">上传时间</text:p>
          </table:table-cell>
        </table:table-row>
        <table:table-row>
          <table:table-cell table:style-name="表格19.A2" office:value-type="string">
            <text:p text:style-name="Table_20_Contents">is_del</text:p>
          </table:table-cell>
          <table:table-cell table:style-name="表格19.A2" office:value-type="string">
            <text:p text:style-name="Table_20_Contents">varchar(2)</text:p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/>
          </table:table-cell>
          <table:table-cell table:style-name="表格19.A2" office:value-type="string">
            <text:p text:style-name="Table_20_Contents">y/n</text:p>
          </table:table-cell>
          <table:table-cell table:style-name="表格19.F2" office:value-type="string">
            <text:p text:style-name="Table_20_Contents"/>
          </table:table-cell>
        </table:table-row>
      </table:table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ext_20_body">6.宿舍房间表 dormitory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header-rows>
          <table:table-row>
            <table:table-cell table:style-name="表格3.A1" office:value-type="string">
              <text:p text:style-name="P1">字段名</text:p>
            </table:table-cell>
            <table:table-cell table:style-name="表格3.A1" office:value-type="string">
              <text:p text:style-name="P1">类型</text:p>
            </table:table-cell>
            <table:table-cell table:style-name="表格3.A1" office:value-type="string">
              <text:p text:style-name="P1">非空</text:p>
            </table:table-cell>
            <table:table-cell table:style-name="表格3.A1" office:value-type="string">
              <text:p text:style-name="P1">函数</text:p>
            </table:table-cell>
            <table:table-cell table:style-name="表格3.A1" office:value-type="string">
              <text:p text:style-name="P1">备注</text:p>
            </table:table-cell>
            <table:table-cell table:style-name="表格3.F1" office:value-type="string">
              <text:p text:style-name="P1">含义</text:p>
            </table:table-cell>
          </table:table-row>
        </table:table-header-rows>
        <table:table-row>
          <table:table-cell table:style-name="表格3.A2" office:value-type="string">
            <text:p text:style-name="Table_20_Contents">id</text:p>
          </table:table-cell>
          <table:table-cell table:style-name="表格3.A2" office:value-type="string">
            <text:p text:style-name="Table_20_Contents">unsigned smallint</text:p>
          </table:table-cell>
          <table:table-cell table:style-name="表格3.A2" office:value-type="string">
            <text:p text:style-name="Table_20_Contents">Y</text:p>
          </table:table-cell>
          <table:table-cell table:style-name="表格3.A2" office:value-type="string">
            <text:p text:style-name="Table_20_Contents">自增</text:p>
          </table:table-cell>
          <table:table-cell table:style-name="表格3.A2" office:value-type="string">
            <text:p text:style-name="Table_20_Contents"/>
          </table:table-cell>
          <table:table-cell table:style-name="表格3.F2" office:value-type="string">
            <text:p text:style-name="Table_20_Contents">序号</text:p>
          </table:table-cell>
        </table:table-row>
        <table:table-row>
          <table:table-cell table:style-name="表格3.A2" office:value-type="string">
            <text:p text:style-name="Table_20_Contents">room</text:p>
          </table:table-cell>
          <table:table-cell table:style-name="表格3.A2" office:value-type="string">
            <text:p text:style-name="Table_20_Contents">unsigned smallint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F2" office:value-type="string">
            <text:p text:style-name="Table_20_Contents">房间号</text:p>
          </table:table-cell>
        </table:table-row>
        <table:table-row>
          <table:table-cell table:style-name="表格3.A2" office:value-type="string">
            <text:p text:style-name="Table_20_Contents">apartment</text:p>
          </table:table-cell>
          <table:table-cell table:style-name="表格3.A2" office:value-type="string">
            <text:p text:style-name="Table_20_Contents">unsigned tinyint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F2" office:value-type="string">
            <text:p text:style-name="Table_20_Contents">楼号</text:p>
          </table:table-cell>
        </table:table-row>
        <table:table-row>
          <table:table-cell table:style-name="表格3.A2" office:value-type="string">
            <text:p text:style-name="Table_20_Contents">park</text:p>
          </table:table-cell>
          <table:table-cell table:style-name="表格3.A2" office:value-type="string">
            <text:p text:style-name="Table_20_Contents">varchar(5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F2" office:value-type="string">
            <text:p text:style-name="Table_20_Contents">宿舍院</text:p>
          </table:table-cell>
        </table:table-row>
        <table:table-row>
          <table:table-cell table:style-name="表格3.A2" office:value-type="string">
            <text:p text:style-name="Table_20_Contents">north_south</text:p>
          </table:table-cell>
          <table:table-cell table:style-name="表格3.A2" office:value-type="string">
            <text:p text:style-name="Table_20_Contents">varchar(1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>n s o</text:p>
          </table:table-cell>
          <table:table-cell table:style-name="表格3.F2" office:value-type="string">
            <text:p text:style-name="Table_20_Contents">南区北区</text:p>
          </table:table-cell>
        </table:table-row>
        <table:table-row>
          <table:table-cell table:style-name="表格3.A2" office:value-type="string">
            <text:p text:style-name="Table_20_Contents">ip_section</text:p>
          </table:table-cell>
          <table:table-cell table:style-name="表格3.A2" office:value-type="string">
            <text:p text:style-name="Table_20_Contents">NA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F2" office:value-type="string">
            <text:p text:style-name="Table_20_Contents">ip段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F2" office:value-type="string">
            <text:p text:style-name="Table_20_Contents"/>
          </table:table-cell>
        </table:table-row>
      </table:table>
      <text:p text:style-name="Standard"/>
      <text:p text:style-name="Standard"><text:soft-page-break/>7.好友表 friend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header-rows>
          <table:table-row>
            <table:table-cell table:style-name="表格5.A1" office:value-type="string">
              <text:p text:style-name="P1">字段名</text:p>
            </table:table-cell>
            <table:table-cell table:style-name="表格5.A1" office:value-type="string">
              <text:p text:style-name="P1">类型</text:p>
            </table:table-cell>
            <table:table-cell table:style-name="表格5.A1" office:value-type="string">
              <text:p text:style-name="P1">非空</text:p>
            </table:table-cell>
            <table:table-cell table:style-name="表格5.A1" office:value-type="string">
              <text:p text:style-name="P1">函数</text:p>
            </table:table-cell>
            <table:table-cell table:style-name="表格5.A1" office:value-type="string">
              <text:p text:style-name="P1">备注</text:p>
            </table:table-cell>
            <table:table-cell table:style-name="表格5.F1" office:value-type="string">
              <text:p text:style-name="P1">含义</text:p>
            </table:table-cell>
          </table:table-row>
        </table:table-header-rows>
        <table:table-row>
          <table:table-cell table:style-name="表格5.A2" office:value-type="string">
            <text:p text:style-name="Table_20_Contents">id</text:p>
          </table:table-cell>
          <table:table-cell table:style-name="表格5.A2" office:value-type="string">
            <text:p text:style-name="Table_20_Contents">unsigned int</text:p>
          </table:table-cell>
          <table:table-cell table:style-name="表格5.A2" office:value-type="string">
            <text:p text:style-name="Table_20_Contents">Y</text:p>
          </table:table-cell>
          <table:table-cell table:style-name="表格5.A2" office:value-type="string">
            <text:p text:style-name="Table_20_Contents">自增</text:p>
          </table:table-cell>
          <table:table-cell table:style-name="表格5.A2" office:value-type="string">
            <text:p text:style-name="Table_20_Contents"/>
          </table:table-cell>
          <table:table-cell table:style-name="表格5.F2" office:value-type="string">
            <text:p text:style-name="Table_20_Contents">序号</text:p>
          </table:table-cell>
        </table:table-row>
        <table:table-row>
          <table:table-cell table:style-name="表格5.A2" office:value-type="string">
            <text:p text:style-name="Table_20_Contents">active_user</text:p>
          </table:table-cell>
          <table:table-cell table:style-name="表格5.A2" office:value-type="string">
            <text:p text:style-name="Table_20_Contents">unsigned int</text:p>
          </table:table-cell>
          <table:table-cell table:style-name="表格5.A2" office:value-type="string">
            <text:p text:style-name="Table_20_Contents">Y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F2" office:value-type="string">
            <text:p text:style-name="Table_20_Contents">主动加人的一方</text:p>
          </table:table-cell>
        </table:table-row>
        <table:table-row>
          <table:table-cell table:style-name="表格5.A2" office:value-type="string">
            <text:p text:style-name="Table_20_Contents">passive_user</text:p>
          </table:table-cell>
          <table:table-cell table:style-name="表格5.A2" office:value-type="string">
            <text:p text:style-name="Table_20_Contents">unsigned int</text:p>
          </table:table-cell>
          <table:table-cell table:style-name="表格5.A2" office:value-type="string">
            <text:p text:style-name="Table_20_Contents">Y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F2" office:value-type="string">
            <text:p text:style-name="Table_20_Contents">被加的一方</text:p>
          </table:table-cell>
        </table:table-row>
        <table:table-row>
          <table:table-cell table:style-name="表格5.A2" office:value-type="string">
            <text:p text:style-name="Table_20_Contents">active_time</text:p>
          </table:table-cell>
          <table:table-cell table:style-name="表格5.A2" office:value-type="string">
            <text:p text:style-name="Table_20_Contents">timestamp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>时间戳</text:p>
          </table:table-cell>
          <table:table-cell table:style-name="表格5.A2" office:value-type="string">
            <text:p text:style-name="Table_20_Contents"/>
          </table:table-cell>
          <table:table-cell table:style-name="表格5.F2" office:value-type="string">
            <text:p text:style-name="Table_20_Contents">主动加人的时间</text:p>
          </table:table-cell>
        </table:table-row>
        <table:table-row>
          <table:table-cell table:style-name="表格5.A2" office:value-type="string">
            <text:p text:style-name="Table_20_Contents">passive_agree</text:p>
          </table:table-cell>
          <table:table-cell table:style-name="表格5.A2" office:value-type="string">
            <text:p text:style-name="Table_20_Contents">varchar(1)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>y n ignore</text:p>
          </table:table-cell>
          <table:table-cell table:style-name="表格5.F2" office:value-type="string">
            <text:p text:style-name="Table_20_Contents">被动方是否同意</text:p>
          </table:table-cell>
        </table:table-row>
        <table:table-row>
          <table:table-cell table:style-name="表格5.A2" office:value-type="string">
            <text:p text:style-name="Table_20_Contents">passive_time</text:p>
          </table:table-cell>
          <table:table-cell table:style-name="表格5.A2" office:value-type="string">
            <text:p text:style-name="Table_20_Contents">timestamp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>时间戳</text:p>
          </table:table-cell>
          <table:table-cell table:style-name="表格5.A2" office:value-type="string">
            <text:p text:style-name="Table_20_Contents"/>
          </table:table-cell>
          <table:table-cell table:style-name="表格5.F2" office:value-type="string">
            <text:p text:style-name="Table_20_Contents">被动方同意或拒绝时间</text:p>
          </table:table-cell>
        </table:table-row>
        <table:table-row>
          <table:table-cell table:style-name="表格5.A2" office:value-type="string">
            <text:p text:style-name="Table_20_Contents">back_not</text:p>
          </table:table-cell>
          <table:table-cell table:style-name="表格5.A2" office:value-type="string">
            <text:p text:style-name="Table_20_Contents">varchar(1)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>y n</text:p>
          </table:table-cell>
          <table:table-cell table:style-name="表格5.F2" office:value-type="string">
            <text:p text:style-name="Table_20_Contents">是否反加</text:p>
          </table:table-cell>
        </table:table-row>
        <table:table-row>
          <table:table-cell table:style-name="表格5.A2" office:value-type="string">
            <text:p text:style-name="Table_20_Contents">back_time</text:p>
          </table:table-cell>
          <table:table-cell table:style-name="表格5.A2" office:value-type="string">
            <text:p text:style-name="Table_20_Contents">timestamp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>时间戳</text:p>
          </table:table-cell>
          <table:table-cell table:style-name="表格5.A2" office:value-type="string">
            <text:p text:style-name="Table_20_Contents"/>
          </table:table-cell>
          <table:table-cell table:style-name="表格5.F2" office:value-type="string">
            <text:p text:style-name="Table_20_Contents">反加时间</text:p>
          </table:table-cell>
        </table:table-row>
        <table:table-row>
          <table:table-cell table:style-name="表格5.A2" office:value-type="string">
            <text:p text:style-name="Table_20_Contents">back_agree</text:p>
          </table:table-cell>
          <table:table-cell table:style-name="表格5.A2" office:value-type="string">
            <text:p text:style-name="Table_20_Contents">varchar(1)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>y n i</text:p>
          </table:table-cell>
          <table:table-cell table:style-name="表格5.F2" office:value-type="string">
            <text:p text:style-name="Table_20_Contents">反加同意否</text:p>
          </table:table-cell>
        </table:table-row>
        <table:table-row>
          <table:table-cell table:style-name="表格5.A2" office:value-type="string">
            <text:p text:style-name="Table_20_Contents">finish_time</text:p>
          </table:table-cell>
          <table:table-cell table:style-name="表格5.A2" office:value-type="string">
            <text:p text:style-name="Table_20_Contents">timestamp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>时间戳</text:p>
          </table:table-cell>
          <table:table-cell table:style-name="表格5.A2" office:value-type="string">
            <text:p text:style-name="Table_20_Contents"/>
          </table:table-cell>
          <table:table-cell table:style-name="表格5.F2" office:value-type="string">
            <text:p text:style-name="Table_20_Contents">反加完成时间</text:p>
          </table:table-cell>
        </table:table-row>
      </table:table>
      <text:p text:style-name="Text_20_body"/>
      <text:p text:style-name="Text_20_body">8.美食表 food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column table:style-name="表格10.F"/>
        <table:table-header-rows>
          <table:table-row>
            <table:table-cell table:style-name="表格10.A1" office:value-type="string">
              <text:p text:style-name="P1">字段名</text:p>
            </table:table-cell>
            <table:table-cell table:style-name="表格10.A1" office:value-type="string">
              <text:p text:style-name="P1">类型</text:p>
            </table:table-cell>
            <table:table-cell table:style-name="表格10.A1" office:value-type="string">
              <text:p text:style-name="P1">非空</text:p>
            </table:table-cell>
            <table:table-cell table:style-name="表格10.A1" office:value-type="string">
              <text:p text:style-name="P1">函数</text:p>
            </table:table-cell>
            <table:table-cell table:style-name="表格10.A1" office:value-type="string">
              <text:p text:style-name="P1">备注</text:p>
            </table:table-cell>
            <table:table-cell table:style-name="表格10.F1" office:value-type="string">
              <text:p text:style-name="P1">含义</text:p>
            </table:table-cell>
          </table:table-row>
        </table:table-header-rows>
        <table:table-row>
          <table:table-cell table:style-name="表格10.A2" office:value-type="string">
            <text:p text:style-name="Table_20_Contents">id</text:p>
          </table:table-cell>
          <table:table-cell table:style-name="表格10.A2" office:value-type="string">
            <text:p text:style-name="Table_20_Contents">unsigned int</text:p>
          </table:table-cell>
          <table:table-cell table:style-name="表格10.A2" office:value-type="string">
            <text:p text:style-name="Table_20_Contents">Y</text:p>
          </table:table-cell>
          <table:table-cell table:style-name="表格10.A2" office:value-type="string">
            <text:p text:style-name="Table_20_Contents">自增</text:p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序号</text:p>
          </table:table-cell>
        </table:table-row>
        <table:table-row>
          <table:table-cell table:style-name="表格10.A2" office:value-type="string">
            <text:p text:style-name="Table_20_Contents">category_id</text:p>
          </table:table-cell>
          <table:table-cell table:style-name="表格10.A2" office:value-type="string">
            <text:p text:style-name="Table_20_Contents">unsigned small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分类 id</text:p>
          </table:table-cell>
        </table:table-row>
        <table:table-row>
          <table:table-cell table:style-name="表格10.A2" office:value-type="string">
            <text:p text:style-name="Table_20_Contents">food_name</text:p>
          </table:table-cell>
          <table:table-cell table:style-name="表格10.A2" office:value-type="string">
            <text:p text:style-name="Table_20_Contents">varchar(255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美食名称</text:p>
          </table:table-cell>
        </table:table-row>
        <table:table-row>
          <table:table-cell table:style-name="表格10.A2" office:value-type="string">
            <text:p text:style-name="Table_20_Contents">filed_time</text:p>
          </table:table-cell>
          <table:table-cell table:style-name="表格10.A2" office:value-type="string">
            <text:p text:style-name="Table_20_Contents">timestamp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添加时间</text:p>
          </table:table-cell>
        </table:table-row>
        <table:table-row>
          <table:table-cell table:style-name="表格10.A2" office:value-type="string">
            <text:p text:style-name="Table_20_Contents">edit_time</text:p>
          </table:table-cell>
          <table:table-cell table:style-name="表格10.A2" office:value-type="string">
            <text:p text:style-name="Table_20_Contents">timestamp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最后修改时间</text:p>
          </table:table-cell>
        </table:table-row>
        <table:table-row>
          <table:table-cell table:style-name="表格10.A2" office:value-type="string">
            <text:p text:style-name="Table_20_Contents">adder_id</text:p>
          </table:table-cell>
          <table:table-cell table:style-name="表格10.A2" office:value-type="string">
            <text:p text:style-name="Table_20_Contents">unsigned 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添加人id</text:p>
          </table:table-cell>
        </table:table-row>
        <table:table-row>
          <table:table-cell table:style-name="表格10.A2" office:value-type="string">
            <text:p text:style-name="Table_20_Contents">position_id</text:p>
          </table:table-cell>
          <table:table-cell table:style-name="表格10.A2" office:value-type="string">
            <text:p text:style-name="Table_20_Contents">unsigned 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位置id</text:p>
          </table:table-cell>
        </table:table-row>
        <table:table-row>
          <table:table-cell table:style-name="表格10.A2" office:value-type="string">
            <text:p text:style-name="Table_20_Contents">price</text:p>
          </table:table-cell>
          <table:table-cell table:style-name="表格10.A2" office:value-type="string">
            <text:p text:style-name="Table_20_Contents">unsigned small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价格</text:p>
          </table:table-cell>
        </table:table-row>
        <table:table-row>
          <table:table-cell table:style-name="表格10.A2" office:value-type="string">
            <text:p text:style-name="Table_20_Contents">discus_id</text:p>
          </table:table-cell>
          <table:table-cell table:style-name="表格10.A2" office:value-type="string">
            <text:p text:style-name="Table_20_Contents">unsigned 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讨论表id</text:p>
          </table:table-cell>
        </table:table-row>
        <table:table-row>
          <table:table-cell table:style-name="表格10.A2" office:value-type="string">
            <text:p text:style-name="Table_20_Contents">material_1</text:p>
          </table:table-cell>
          <table:table-cell table:style-name="表格10.A2" office:value-type="string">
            <text:p text:style-name="Table_20_Contents">unsigned small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1id</text:p>
          </table:table-cell>
        </table:table-row>
        <table:table-row>
          <table:table-cell table:style-name="表格10.A2" office:value-type="string">
            <text:p text:style-name="Table_20_Contents">material_2</text:p>
          </table:table-cell>
          <table:table-cell table:style-name="表格10.A2" office:value-type="string">
            <text:p text:style-name="Table_20_Contents">unsigned small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2id</text:p>
          </table:table-cell>
        </table:table-row>
        <table:table-row>
          <table:table-cell table:style-name="表格10.A2" office:value-type="string">
            <text:p text:style-name="Table_20_Contents">material_3</text:p>
          </table:table-cell>
          <table:table-cell table:style-name="表格10.A2" office:value-type="string">
            <text:p text:style-name="Table_20_Contents">unsigned small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3id</text:p>
          </table:table-cell>
        </table:table-row>
        <table:table-row>
          <table:table-cell table:style-name="表格10.A2" office:value-type="string">
            <text:p text:style-name="Table_20_Contents">material_4</text:p>
          </table:table-cell>
          <table:table-cell table:style-name="表格10.A2" office:value-type="string">
            <text:p text:style-name="Table_20_Contents">unsigned small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4id</text:p>
          </table:table-cell>
        </table:table-row>
        <text:soft-page-break/>
        <table:table-row>
          <table:table-cell table:style-name="表格10.A2" office:value-type="string">
            <text:p text:style-name="Table_20_Contents">material_5</text:p>
          </table:table-cell>
          <table:table-cell table:style-name="表格10.A2" office:value-type="string">
            <text:p text:style-name="Table_20_Contents">unsigned small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5id</text:p>
          </table:table-cell>
        </table:table-row>
        <table:table-row>
          <table:table-cell table:style-name="表格10.A2" office:value-type="string">
            <text:p text:style-name="Table_20_Contents">amount_1</text:p>
          </table:table-cell>
          <table:table-cell table:style-name="表格10.A2" office:value-type="string">
            <text:p text:style-name="Table_20_Contents">unsigned tiny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1量</text:p>
          </table:table-cell>
        </table:table-row>
        <table:table-row>
          <table:table-cell table:style-name="表格10.A2" office:value-type="string">
            <text:p text:style-name="Table_20_Contents">amount_2</text:p>
          </table:table-cell>
          <table:table-cell table:style-name="表格10.A2" office:value-type="string">
            <text:p text:style-name="Table_20_Contents">unsigned tiny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2量</text:p>
          </table:table-cell>
        </table:table-row>
        <table:table-row>
          <table:table-cell table:style-name="表格10.A2" office:value-type="string">
            <text:p text:style-name="Table_20_Contents">amount_3</text:p>
          </table:table-cell>
          <table:table-cell table:style-name="表格10.A2" office:value-type="string">
            <text:p text:style-name="Table_20_Contents">unsigned tiny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3量</text:p>
          </table:table-cell>
        </table:table-row>
        <table:table-row>
          <table:table-cell table:style-name="表格10.A2" office:value-type="string">
            <text:p text:style-name="Table_20_Contents">amount_4</text:p>
          </table:table-cell>
          <table:table-cell table:style-name="表格10.A2" office:value-type="string">
            <text:p text:style-name="Table_20_Contents">unsigned tiny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4量</text:p>
          </table:table-cell>
        </table:table-row>
        <table:table-row>
          <table:table-cell table:style-name="表格10.A2" office:value-type="string">
            <text:p text:style-name="Table_20_Contents">amount_5</text:p>
          </table:table-cell>
          <table:table-cell table:style-name="表格10.A2" office:value-type="string">
            <text:p text:style-name="Table_20_Contents">unsigned tiny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主要原料5量</text:p>
          </table:table-cell>
        </table:table-row>
        <table:table-row>
          <table:table-cell table:style-name="表格10.A2" office:value-type="string">
            <text:p text:style-name="Table_20_Contents">taste</text:p>
          </table:table-cell>
          <table:table-cell table:style-name="表格10.A2" office:value-type="string">
            <text:p text:style-name="Table_20_Contents">varchar(6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>suan tian k l x n</text:p>
          </table:table-cell>
          <table:table-cell table:style-name="表格10.F2" office:value-type="string">
            <text:p text:style-name="Table_20_Contents">味道</text:p>
          </table:table-cell>
        </table:table-row>
        <table:table-row>
          <table:table-cell table:style-name="表格10.A2" office:value-type="string">
            <text:p text:style-name="Table_20_Contents">photo_id</text:p>
          </table:table-cell>
          <table:table-cell table:style-name="表格10.A2" office:value-type="string">
            <text:p text:style-name="Table_20_Contents">unsigned 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照片表的id</text:p>
          </table:table-cell>
        </table:table-row>
        <table:table-row>
          <table:table-cell table:style-name="表格10.A2" office:value-type="string">
            <text:p text:style-name="Table_20_Contents">viewed_times</text:p>
          </table:table-cell>
          <table:table-cell table:style-name="表格10.A2" office:value-type="string">
            <text:p text:style-name="Table_20_Contents">unsigned 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查看次数</text:p>
          </table:table-cell>
        </table:table-row>
        <table:table-row>
          <table:table-cell table:style-name="表格10.A2" office:value-type="string">
            <text:p text:style-name="Table_20_Contents">followed_times</text:p>
          </table:table-cell>
          <table:table-cell table:style-name="表格10.A2" office:value-type="string">
            <text:p text:style-name="Table_20_Contents">unsigned int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F2" office:value-type="string">
            <text:p text:style-name="Table_20_Contents">订阅次数</text:p>
          </table:table-cell>
        </table:table-row>
        <table:table-row>
          <table:table-cell table:style-name="表格10.A2" office:value-type="string">
            <text:p text:style-name="Table_20_Contents">visible</text:p>
          </table:table-cell>
          <table:table-cell table:style-name="表格10.A2" office:value-type="string">
            <text:p text:style-name="Table_20_Contents">varchar(1)</text:p>
          </table:table-cell>
          <table:table-cell table:style-name="表格10.A2" office:value-type="string">
            <text:p text:style-name="Table_20_Contents">Y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>y n</text:p>
          </table:table-cell>
          <table:table-cell table:style-name="表格10.F2" office:value-type="string">
            <text:p text:style-name="Table_20_Contents">是否可见</text:p>
          </table:table-cell>
        </table:table-row>
        <table:table-row>
          <table:table-cell table:style-name="表格10.A2" office:value-type="string">
            <text:p text:style-name="Table_20_Contents">audit_status</text:p>
          </table:table-cell>
          <table:table-cell table:style-name="表格10.A2" office:value-type="string">
            <text:p text:style-name="Table_20_Contents">varchar(1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>y n</text:p>
          </table:table-cell>
          <table:table-cell table:style-name="表格10.F2" office:value-type="string">
            <text:p text:style-name="Table_20_Contents">审核状态</text:p>
          </table:table-cell>
        </table:table-row>
        <table:table-row>
          <table:table-cell table:style-name="表格10.A2" office:value-type="string">
            <text:p text:style-name="Table_20_Contents">alive</text:p>
          </table:table-cell>
          <table:table-cell table:style-name="表格10.A2" office:value-type="string">
            <text:p text:style-name="Table_20_Contents">varchar(1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>a d</text:p>
          </table:table-cell>
          <table:table-cell table:style-name="表格10.F2" office:value-type="string">
            <text:p text:style-name="Table_20_Contents">生存状态</text:p>
          </table:table-cell>
        </table:table-row>
      </table:table>
      <text:p text:style-name="Text_20_body"/>
      <text:p text:style-name="Text_20_body">9.美食分类表 food_category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header-rows>
          <table:table-row>
            <table:table-cell table:style-name="表格11.A1" office:value-type="string">
              <text:p text:style-name="P1">字段名</text:p>
            </table:table-cell>
            <table:table-cell table:style-name="表格11.A1" office:value-type="string">
              <text:p text:style-name="P1">类型</text:p>
            </table:table-cell>
            <table:table-cell table:style-name="表格11.A1" office:value-type="string">
              <text:p text:style-name="P1">非空</text:p>
            </table:table-cell>
            <table:table-cell table:style-name="表格11.A1" office:value-type="string">
              <text:p text:style-name="P1">函数</text:p>
            </table:table-cell>
            <table:table-cell table:style-name="表格11.A1" office:value-type="string">
              <text:p text:style-name="P1">备注</text:p>
            </table:table-cell>
            <table:table-cell table:style-name="表格11.F1" office:value-type="string">
              <text:p text:style-name="P1">含义</text:p>
            </table:table-cell>
          </table:table-row>
        </table:table-header-rows>
        <table:table-row>
          <table:table-cell table:style-name="表格11.A2" office:value-type="string">
            <text:p text:style-name="Table_20_Contents">id</text:p>
          </table:table-cell>
          <table:table-cell table:style-name="表格11.A2" office:value-type="string">
            <text:p text:style-name="Table_20_Contents">unsigned smallint</text:p>
          </table:table-cell>
          <table:table-cell table:style-name="表格11.A2" office:value-type="string">
            <text:p text:style-name="Table_20_Contents">Y</text:p>
          </table:table-cell>
          <table:table-cell table:style-name="表格11.A2" office:value-type="string">
            <text:p text:style-name="Table_20_Contents">自增</text:p>
          </table:table-cell>
          <table:table-cell table:style-name="表格11.A2" office:value-type="string">
            <text:p text:style-name="Table_20_Contents"/>
          </table:table-cell>
          <table:table-cell table:style-name="表格11.F2" office:value-type="string">
            <text:p text:style-name="Table_20_Contents">序号</text:p>
          </table:table-cell>
        </table:table-row>
        <table:table-row>
          <table:table-cell table:style-name="表格11.A2" office:value-type="string">
            <text:p text:style-name="Table_20_Contents">category_name</text:p>
          </table:table-cell>
          <table:table-cell table:style-name="表格11.A2" office:value-type="string">
            <text:p text:style-name="Table_20_Contents">varchar(20)</text:p>
          </table:table-cell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/>
          </table:table-cell>
          <table:table-cell table:style-name="表格11.F2" office:value-type="string">
            <text:p text:style-name="Table_20_Contents">分类名称</text:p>
          </table:table-cell>
        </table:table-row>
        <table:table-row>
          <table:table-cell table:style-name="表格11.A2" office:value-type="string">
            <text:p text:style-name="Table_20_Contents">parent_id</text:p>
          </table:table-cell>
          <table:table-cell table:style-name="表格11.A2" office:value-type="string">
            <text:p text:style-name="Table_20_Contents">unsigned smallint</text:p>
          </table:table-cell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/>
          </table:table-cell>
          <table:table-cell table:style-name="表格11.F2" office:value-type="string">
            <text:p text:style-name="Table_20_Contents">父分类的序号</text:p>
          </table:table-cell>
        </table:table-row>
        <table:table-row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/>
          </table:table-cell>
          <table:table-cell table:style-name="表格11.A2" office:value-type="string">
            <text:p text:style-name="Table_20_Contents"/>
          </table:table-cell>
          <table:table-cell table:style-name="表格11.F2" office:value-type="string">
            <text:p text:style-name="Table_20_Contents"/>
          </table:table-cell>
        </table:table-row>
      </table:table>
      <text:p text:style-name="Text_20_body"/>
      <text:p text:style-name="Text_20_body">10.原料分类 material_category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header-rows>
          <table:table-row>
            <table:table-cell table:style-name="表格12.A1" office:value-type="string">
              <text:p text:style-name="P1">字段名</text:p>
            </table:table-cell>
            <table:table-cell table:style-name="表格12.A1" office:value-type="string">
              <text:p text:style-name="P1">类型</text:p>
            </table:table-cell>
            <table:table-cell table:style-name="表格12.A1" office:value-type="string">
              <text:p text:style-name="P1">非空</text:p>
            </table:table-cell>
            <table:table-cell table:style-name="表格12.A1" office:value-type="string">
              <text:p text:style-name="P1">函数</text:p>
            </table:table-cell>
            <table:table-cell table:style-name="表格12.A1" office:value-type="string">
              <text:p text:style-name="P1">备注</text:p>
            </table:table-cell>
            <table:table-cell table:style-name="表格12.F1" office:value-type="string">
              <text:p text:style-name="P1">含义</text:p>
            </table:table-cell>
          </table:table-row>
        </table:table-header-rows>
        <table:table-row>
          <table:table-cell table:style-name="表格12.A2" office:value-type="string">
            <text:p text:style-name="Table_20_Contents">id</text:p>
          </table:table-cell>
          <table:table-cell table:style-name="表格12.A2" office:value-type="string">
            <text:p text:style-name="Table_20_Contents">unsigned smallint</text:p>
          </table:table-cell>
          <table:table-cell table:style-name="表格12.A2" office:value-type="string">
            <text:p text:style-name="Table_20_Contents">Y</text:p>
          </table:table-cell>
          <table:table-cell table:style-name="表格12.A2" office:value-type="string">
            <text:p text:style-name="Table_20_Contents">自增</text:p>
          </table:table-cell>
          <table:table-cell table:style-name="表格12.A2" office:value-type="string">
            <text:p text:style-name="Table_20_Contents"/>
          </table:table-cell>
          <table:table-cell table:style-name="表格12.F2" office:value-type="string">
            <text:p text:style-name="Table_20_Contents">序号</text:p>
          </table:table-cell>
        </table:table-row>
        <table:table-row>
          <table:table-cell table:style-name="表格12.A2" office:value-type="string">
            <text:p text:style-name="Table_20_Contents">category_name</text:p>
          </table:table-cell>
          <table:table-cell table:style-name="表格12.A2" office:value-type="string">
            <text:p text:style-name="Table_20_Contents">varchar(20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/>
          </table:table-cell>
          <table:table-cell table:style-name="表格12.F2" office:value-type="string">
            <text:p text:style-name="Table_20_Contents">原料分类名称</text:p>
          </table:table-cell>
        </table:table-row>
        <table:table-row>
          <table:table-cell table:style-name="表格12.A2" office:value-type="string">
            <text:p text:style-name="Table_20_Contents">parent_id</text:p>
          </table:table-cell>
          <table:table-cell table:style-name="表格12.A2" office:value-type="string">
            <text:p text:style-name="Table_20_Contents">unsigned smallint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>0为根</text:p>
          </table:table-cell>
          <table:table-cell table:style-name="表格12.F2" office:value-type="string">
            <text:p text:style-name="Table_20_Contents">原料父分类id</text:p>
          </table:table-cell>
        </table:table-row>
        <table:table-row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/>
          </table:table-cell>
          <table:table-cell table:style-name="表格12.F2" office:value-type="string">
            <text:p text:style-name="Table_20_Contents"/>
          </table:table-cell>
        </table:table-row>
      </table:table>
      <text:p text:style-name="Text_20_body"><text:soft-page-break/></text:p>
      <text:p text:style-name="Text_20_body">11.主要原料 main_material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column table:style-name="表格15.E"/>
        <table:table-column table:style-name="表格15.F"/>
        <table:table-header-rows>
          <table:table-row>
            <table:table-cell table:style-name="表格15.A1" office:value-type="string">
              <text:p text:style-name="P1">字段名</text:p>
            </table:table-cell>
            <table:table-cell table:style-name="表格15.A1" office:value-type="string">
              <text:p text:style-name="P1">类型</text:p>
            </table:table-cell>
            <table:table-cell table:style-name="表格15.A1" office:value-type="string">
              <text:p text:style-name="P1">非空</text:p>
            </table:table-cell>
            <table:table-cell table:style-name="表格15.A1" office:value-type="string">
              <text:p text:style-name="P1">函数</text:p>
            </table:table-cell>
            <table:table-cell table:style-name="表格15.A1" office:value-type="string">
              <text:p text:style-name="P1">备注</text:p>
            </table:table-cell>
            <table:table-cell table:style-name="表格15.F1" office:value-type="string">
              <text:p text:style-name="P1">含义</text:p>
            </table:table-cell>
          </table:table-row>
        </table:table-header-rows>
        <table:table-row>
          <table:table-cell table:style-name="表格15.A2" office:value-type="string">
            <text:p text:style-name="Table_20_Contents">id</text:p>
          </table:table-cell>
          <table:table-cell table:style-name="表格15.A2" office:value-type="string">
            <text:p text:style-name="Table_20_Contents">unsigned smallint</text:p>
          </table:table-cell>
          <table:table-cell table:style-name="表格15.A2" office:value-type="string">
            <text:p text:style-name="Table_20_Contents">Y</text:p>
          </table:table-cell>
          <table:table-cell table:style-name="表格15.A2" office:value-type="string">
            <text:p text:style-name="Table_20_Contents">自增</text:p>
          </table:table-cell>
          <table:table-cell table:style-name="表格15.A2" office:value-type="string">
            <text:p text:style-name="Table_20_Contents"/>
          </table:table-cell>
          <table:table-cell table:style-name="表格15.F2" office:value-type="string">
            <text:p text:style-name="Table_20_Contents">序号</text:p>
          </table:table-cell>
        </table:table-row>
        <table:table-row>
          <table:table-cell table:style-name="表格15.A2" office:value-type="string">
            <text:p text:style-name="Table_20_Contents">name</text:p>
          </table:table-cell>
          <table:table-cell table:style-name="表格15.A2" office:value-type="string">
            <text:p text:style-name="Table_20_Contents">varchar(20)</text:p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F2" office:value-type="string">
            <text:p text:style-name="Table_20_Contents">原料名称</text:p>
          </table:table-cell>
        </table:table-row>
        <table:table-row>
          <table:table-cell table:style-name="表格15.A2" office:value-type="string">
            <text:p text:style-name="Table_20_Contents">category_id</text:p>
          </table:table-cell>
          <table:table-cell table:style-name="表格15.A2" office:value-type="string">
            <text:p text:style-name="Table_20_Contents">unsigned smallint</text:p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F2" office:value-type="string">
            <text:p text:style-name="Table_20_Contents">原料分类id</text:p>
          </table:table-cell>
        </table:table-row>
        <table:table-row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F2" office:value-type="string">
            <text:p text:style-name="Table_20_Contents"/>
          </table:table-cell>
        </table:table-row>
      </table:table>
      <text:p text:style-name="Text_20_body"/>
      <text:p text:style-name="Text_20_body">12.美食排列表 arrangement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header-rows>
          <table:table-row>
            <table:table-cell table:style-name="表格6.A1" office:value-type="string">
              <text:p text:style-name="P1">字段名</text:p>
            </table:table-cell>
            <table:table-cell table:style-name="表格6.A1" office:value-type="string">
              <text:p text:style-name="P1">类型</text:p>
            </table:table-cell>
            <table:table-cell table:style-name="表格6.A1" office:value-type="string">
              <text:p text:style-name="P1">非空</text:p>
            </table:table-cell>
            <table:table-cell table:style-name="表格6.A1" office:value-type="string">
              <text:p text:style-name="P1">函数</text:p>
            </table:table-cell>
            <table:table-cell table:style-name="表格6.A1" office:value-type="string">
              <text:p text:style-name="P1">备注</text:p>
            </table:table-cell>
            <table:table-cell table:style-name="表格6.F1" office:value-type="string">
              <text:p text:style-name="P1">含义</text:p>
            </table:table-cell>
          </table:table-row>
        </table:table-header-rows>
        <table:table-row>
          <table:table-cell table:style-name="表格6.A2" office:value-type="string">
            <text:p text:style-name="Table_20_Contents">id</text:p>
          </table:table-cell>
          <table:table-cell table:style-name="表格6.A2" office:value-type="string">
            <text:p text:style-name="Table_20_Contents">unsigned int</text:p>
          </table:table-cell>
          <table:table-cell table:style-name="表格6.A2" office:value-type="string">
            <text:p text:style-name="Table_20_Contents">Y</text:p>
          </table:table-cell>
          <table:table-cell table:style-name="表格6.A2" office:value-type="string">
            <text:p text:style-name="Table_20_Contents">自增</text:p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序号</text:p>
          </table:table-cell>
        </table:table-row>
        <table:table-row>
          <table:table-cell table:style-name="表格6.A2" office:value-type="string">
            <text:p text:style-name="Table_20_Contents">user_id</text:p>
          </table:table-cell>
          <table:table-cell table:style-name="表格6.A2" office:value-type="string">
            <text:p text:style-name="Table_20_Contents">unsigned int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哪个用户的排列</text:p>
          </table:table-cell>
        </table:table-row>
        <table:table-row>
          <table:table-cell table:style-name="表格6.A2" office:value-type="string">
            <text:p text:style-name="P4">breakfast</text:p>
          </table:table-cell>
          <table:table-cell table:style-name="表格6.A2" office:value-type="string">
            <text:p text:style-name="Table_20_Contents">unsigned int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早餐</text:p>
          </table:table-cell>
        </table:table-row>
        <table:table-row>
          <table:table-cell table:style-name="表格6.A2" office:value-type="string">
            <text:p text:style-name="Standard">snacks1</text:p>
          </table:table-cell>
          <table:table-cell table:style-name="表格6.A2" office:value-type="string">
            <text:p text:style-name="Table_20_Contents">unsigned int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加餐1</text:p>
          </table:table-cell>
        </table:table-row>
        <table:table-row>
          <table:table-cell table:style-name="表格6.A2" office:value-type="string">
            <text:p text:style-name="Standard"><text:span text:style-name="T1">l</text:span><text:span text:style-name="T1">unch</text:span></text:p>
          </table:table-cell>
          <table:table-cell table:style-name="表格6.A2" office:value-type="string">
            <text:p text:style-name="Table_20_Contents">unsigned int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午餐</text:p>
          </table:table-cell>
        </table:table-row>
        <table:table-row>
          <table:table-cell table:style-name="表格6.A2" office:value-type="string">
            <text:p text:style-name="Standard">snacks2</text:p>
          </table:table-cell>
          <table:table-cell table:style-name="表格6.A2" office:value-type="string">
            <text:p text:style-name="Table_20_Contents">unsigned int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加餐2</text:p>
          </table:table-cell>
        </table:table-row>
        <table:table-row>
          <table:table-cell table:style-name="表格6.A2" office:value-type="string">
            <text:p text:style-name="Table_20_Contents">dinner</text:p>
          </table:table-cell>
          <table:table-cell table:style-name="表格6.A2" office:value-type="string">
            <text:p text:style-name="Table_20_Contents">unsigned int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晚餐</text:p>
          </table:table-cell>
        </table:table-row>
        <table:table-row>
          <table:table-cell table:style-name="表格6.A2" office:value-type="string">
            <text:p text:style-name="Table_20_Contents">snacks3</text:p>
          </table:table-cell>
          <table:table-cell table:style-name="表格6.A2" office:value-type="string">
            <text:p text:style-name="Table_20_Contents">unsigned int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加餐3</text:p>
          </table:table-cell>
        </table:table-row>
        <table:table-row>
          <table:table-cell table:style-name="表格6.A2" office:value-type="string">
            <text:p text:style-name="Standard"><text:span text:style-name="T1">s</text:span><text:span text:style-name="T1">u</text:span><text:span text:style-name="T1">p</text:span><text:span text:style-name="T1">per</text:span></text:p>
          </table:table-cell>
          <table:table-cell table:style-name="表格6.A2" office:value-type="string">
            <text:p text:style-name="Table_20_Contents">unsigned int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夜宵</text:p>
          </table:table-cell>
        </table:table-row>
        <table:table-row>
          <table:table-cell table:style-name="表格6.A2" office:value-type="string">
            <text:p text:style-name="Table_20_Contents">cycle_id</text:p>
          </table:table-cell>
          <table:table-cell table:style-name="表格6.A2" office:value-type="string">
            <text:p text:style-name="Table_20_Contents">unsigned smallint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>循环中的第几个</text:p>
          </table:table-cell>
        </table:table-row>
        <table:table-row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F2" office:value-type="string">
            <text:p text:style-name="Table_20_Contents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">字段名</text:p>
            </table:table-cell>
            <table:table-cell table:style-name="Table1.A1" office:value-type="string">
              <text:p text:style-name="P1">类型</text:p>
            </table:table-cell>
            <table:table-cell table:style-name="Table1.A1" office:value-type="string">
              <text:p text:style-name="P1">非空</text:p>
            </table:table-cell>
            <table:table-cell table:style-name="Table1.A1" office:value-type="string">
              <text:p text:style-name="P1">函数</text:p>
            </table:table-cell>
            <table:table-cell table:style-name="Table1.A1" office:value-type="string">
              <text:p text:style-name="P1">备注</text:p>
            </table:table-cell>
            <table:table-cell table:style-name="Table1.F1" office:value-type="string">
              <text:p text:style-name="P1">含义</text:p>
            </table:table-cell>
          </table:table-row>
        </table:table-header-rows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unsigned int</text:p>
          </table:table-cell>
          <table:table-cell table:style-name="Table1.A2" office:value-type="string">
            <text:p text:style-name="Table_20_Contents">Y</text:p>
          </table:table-cell>
          <table:table-cell table:style-name="Table1.A2" office:value-type="string">
            <text:p text:style-name="Table_20_Contents">自增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序号</text:p>
          </table:table-cell>
        </table:table-row>
        <table:table-row>
          <table:table-cell table:style-name="Table1.A2" office:value-type="string">
            <text:p text:style-name="Table_20_Contents">user_id</text:p>
          </table:table-cell>
          <table:table-cell table:style-name="Table1.A2" office:value-type="string">
            <text:p text:style-name="Table_20_Contents">unsigned 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哪个用户的排列</text:p>
          </table:table-cell>
        </table:table-row>
        <table:table-row>
          <table:table-cell table:style-name="Table1.A2" office:value-type="string">
            <text:p text:style-name="Table_20_Contents">cycle_id</text:p>
          </table:table-cell>
          <table:table-cell table:style-name="Table1.A2" office:value-type="string">
            <text:p text:style-name="Table_20_Contents">unsigned small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循环中的第几个</text:p>
          </table:table-cell>
        </table:table-row>
        <table:table-row>
          <table:table-cell table:style-name="Table1.A2" office:value-type="string">
            <text:p text:style-name="Table_20_Contents">meal</text:p>
          </table:table-cell>
          <table:table-cell table:style-name="Table1.A2" office:value-type="string">
            <text:p text:style-name="Table_20_Contents">Unsigned smalli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哪一餐， 0，1，～6</text:p>
          </table:table-cell>
        </table:table-row>
        <table:table-row>
          <table:table-cell table:style-name="Table1.A2" office:value-type="string">
            <text:p text:style-name="Table_20_Contents">food_id</text:p>
          </table:table-cell>
          <table:table-cell table:style-name="Table1.A2" office:value-type="string">
            <text:p text:style-name="Table_20_Contents">Unsigned int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食物id</text:p>
          </table:table-cell>
        </table:table-row>
        <table:table-row>
          <table:table-cell table:style-name="Table1.A2" office:value-type="string">
            <text:p text:style-name="Table_20_Contents">food_v</text:p>
          </table:table-cell>
          <table:table-cell table:style-name="Table1.A2" office:value-type="string">
            <text:p text:style-name="Table_20_Contents">varchar(255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临时使用， 描述食物</text:p>
          </table:table-cell>
        </table:table-row>
      </table:table>
      <text:p text:style-name="Standard"><text:soft-page-break/></text:p>
      <text:p text:style-name="Standard">13.美食评论表 food_discus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column table:style-name="表格7.F"/>
        <table:table-header-rows>
          <table:table-row>
            <table:table-cell table:style-name="表格7.A1" office:value-type="string">
              <text:p text:style-name="P1">字段名</text:p>
            </table:table-cell>
            <table:table-cell table:style-name="表格7.A1" office:value-type="string">
              <text:p text:style-name="P1">类型</text:p>
            </table:table-cell>
            <table:table-cell table:style-name="表格7.A1" office:value-type="string">
              <text:p text:style-name="P1">非空</text:p>
            </table:table-cell>
            <table:table-cell table:style-name="表格7.A1" office:value-type="string">
              <text:p text:style-name="P1">函数</text:p>
            </table:table-cell>
            <table:table-cell table:style-name="表格7.A1" office:value-type="string">
              <text:p text:style-name="P1">备注</text:p>
            </table:table-cell>
            <table:table-cell table:style-name="表格7.F1" office:value-type="string">
              <text:p text:style-name="P1">含义</text:p>
            </table:table-cell>
          </table:table-row>
        </table:table-header-rows>
        <table:table-row>
          <table:table-cell table:style-name="表格7.A2" office:value-type="string">
            <text:p text:style-name="Table_20_Contents">id</text:p>
          </table:table-cell>
          <table:table-cell table:style-name="表格7.A2" office:value-type="string">
            <text:p text:style-name="Table_20_Contents">unsigned int</text:p>
          </table:table-cell>
          <table:table-cell table:style-name="表格7.A2" office:value-type="string">
            <text:p text:style-name="Table_20_Contents">Y</text:p>
          </table:table-cell>
          <table:table-cell table:style-name="表格7.A2" office:value-type="string">
            <text:p text:style-name="Table_20_Contents">自增</text:p>
          </table:table-cell>
          <table:table-cell table:style-name="表格7.A2" office:value-type="string">
            <text:p text:style-name="Table_20_Contents"/>
          </table:table-cell>
          <table:table-cell table:style-name="表格7.F2" office:value-type="string">
            <text:p text:style-name="Table_20_Contents">序号</text:p>
          </table:table-cell>
        </table:table-row>
        <table:table-row>
          <table:table-cell table:style-name="表格7.A2" office:value-type="string">
            <text:p text:style-name="Table_20_Contents">target</text:p>
          </table:table-cell>
          <table:table-cell table:style-name="表格7.A2" office:value-type="string">
            <text:p text:style-name="Table_20_Contents">unsigned int</text:p>
          </table:table-cell>
          <table:table-cell table:style-name="表格7.A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F2" office:value-type="string">
            <text:p text:style-name="Table_20_Contents">评论对象</text:p>
          </table:table-cell>
        </table:table-row>
        <table:table-row>
          <table:table-cell table:style-name="表格7.A2" office:value-type="string">
            <text:p text:style-name="Table_20_Contents">comment</text:p>
          </table:table-cell>
          <table:table-cell table:style-name="表格7.A2" office:value-type="string">
            <text:p text:style-name="Table_20_Contents">text(300)</text:p>
          </table:table-cell>
          <table:table-cell table:style-name="表格7.A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F2" office:value-type="string">
            <text:p text:style-name="Table_20_Contents">评论内容</text:p>
          </table:table-cell>
        </table:table-row>
        <table:table-row>
          <table:table-cell table:style-name="表格7.A2" office:value-type="string">
            <text:p text:style-name="Table_20_Contents">reply_to</text:p>
          </table:table-cell>
          <table:table-cell table:style-name="表格7.A2" office:value-type="string">
            <text:p text:style-name="Table_20_Contents">unsigned int</text:p>
          </table:table-cell>
          <table:table-cell table:style-name="表格7.A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A2" office:value-type="string">
            <text:p text:style-name="Table_20_Contents">非回复使用0</text:p>
          </table:table-cell>
          <table:table-cell table:style-name="表格7.F2" office:value-type="string">
            <text:p text:style-name="Table_20_Contents">回复的哪个评论</text:p>
          </table:table-cell>
        </table:table-row>
        <table:table-row>
          <table:table-cell table:style-name="表格7.A2" office:value-type="string">
            <text:p text:style-name="Table_20_Contents">post_time</text:p>
          </table:table-cell>
          <table:table-cell table:style-name="表格7.A2" office:value-type="string">
            <text:p text:style-name="Table_20_Contents">timestamp</text:p>
          </table:table-cell>
          <table:table-cell table:style-name="表格7.A2" office:value-type="string">
            <text:p text:style-name="Table_20_Contents"/>
          </table:table-cell>
          <table:table-cell table:style-name="表格7.A2" office:value-type="string">
            <text:p text:style-name="Table_20_Contents">时间戳</text:p>
          </table:table-cell>
          <table:table-cell table:style-name="表格7.A2" office:value-type="string">
            <text:p text:style-name="Table_20_Contents"/>
          </table:table-cell>
          <table:table-cell table:style-name="表格7.F2" office:value-type="string">
            <text:p text:style-name="Table_20_Contents">发表时间</text:p>
          </table:table-cell>
        </table:table-row>
      </table:table>
      <text:p text:style-name="Standard"/>
      <text:p text:style-name="Standard">14.留言和回复表 message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column table:style-name="表格8.F"/>
        <table:table-header-rows>
          <table:table-row>
            <table:table-cell table:style-name="表格8.A1" office:value-type="string">
              <text:p text:style-name="P1">字段名</text:p>
            </table:table-cell>
            <table:table-cell table:style-name="表格8.A1" office:value-type="string">
              <text:p text:style-name="P1">类型</text:p>
            </table:table-cell>
            <table:table-cell table:style-name="表格8.A1" office:value-type="string">
              <text:p text:style-name="P1">非空</text:p>
            </table:table-cell>
            <table:table-cell table:style-name="表格8.A1" office:value-type="string">
              <text:p text:style-name="P1">函数</text:p>
            </table:table-cell>
            <table:table-cell table:style-name="表格8.A1" office:value-type="string">
              <text:p text:style-name="P1">备注</text:p>
            </table:table-cell>
            <table:table-cell table:style-name="表格8.F1" office:value-type="string">
              <text:p text:style-name="P1">含义</text:p>
            </table:table-cell>
          </table:table-row>
        </table:table-header-rows>
        <table:table-row>
          <table:table-cell table:style-name="表格8.A2" office:value-type="string">
            <text:p text:style-name="Table_20_Contents">id</text:p>
          </table:table-cell>
          <table:table-cell table:style-name="表格8.A2" office:value-type="string">
            <text:p text:style-name="Table_20_Contents">unsigned int</text:p>
          </table:table-cell>
          <table:table-cell table:style-name="表格8.A2" office:value-type="string">
            <text:p text:style-name="Table_20_Contents">Y</text:p>
          </table:table-cell>
          <table:table-cell table:style-name="表格8.A2" office:value-type="string">
            <text:p text:style-name="Table_20_Contents">自增</text:p>
          </table:table-cell>
          <table:table-cell table:style-name="表格8.A2" office:value-type="string">
            <text:p text:style-name="Table_20_Contents"/>
          </table:table-cell>
          <table:table-cell table:style-name="表格8.F2" office:value-type="string">
            <text:p text:style-name="Table_20_Contents">序号</text:p>
          </table:table-cell>
        </table:table-row>
        <table:table-row>
          <table:table-cell table:style-name="表格8.A2" office:value-type="string">
            <text:p text:style-name="Standard"><text:span text:style-name="T1">master</text:span>_id</text:p>
          </table:table-cell>
          <table:table-cell table:style-name="表格8.A2" office:value-type="string">
            <text:p text:style-name="Table_20_Contents">unsigned int</text:p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F2" office:value-type="string">
            <text:p text:style-name="Table_20_Contents">主人</text:p>
          </table:table-cell>
        </table:table-row>
        <table:table-row>
          <table:table-cell table:style-name="表格8.A2" office:value-type="string">
            <text:p text:style-name="Table_20_Contents">guest_id</text:p>
          </table:table-cell>
          <table:table-cell table:style-name="表格8.A2" office:value-type="string">
            <text:p text:style-name="Table_20_Contents">unsigned int</text:p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F2" office:value-type="string">
            <text:p text:style-name="Table_20_Contents">客人</text:p>
          </table:table-cell>
        </table:table-row>
        <table:table-row>
          <table:table-cell table:style-name="表格8.A2" office:value-type="string">
            <text:p text:style-name="Table_20_Contents">content</text:p>
          </table:table-cell>
          <table:table-cell table:style-name="表格8.A2" office:value-type="string">
            <text:p text:style-name="Table_20_Contents">text(300)</text:p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F2" office:value-type="string">
            <text:p text:style-name="Table_20_Contents">留言内容</text:p>
          </table:table-cell>
        </table:table-row>
        <table:table-row>
          <table:table-cell table:style-name="表格8.A2" office:value-type="string">
            <text:p text:style-name="Table_20_Contents">leave_time</text:p>
          </table:table-cell>
          <table:table-cell table:style-name="表格8.A2" office:value-type="string">
            <text:p text:style-name="Table_20_Contents">timestamp</text:p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>时间戳</text:p>
          </table:table-cell>
          <table:table-cell table:style-name="表格8.A2" office:value-type="string">
            <text:p text:style-name="Table_20_Contents"/>
          </table:table-cell>
          <table:table-cell table:style-name="表格8.F2" office:value-type="string">
            <text:p text:style-name="Table_20_Contents">发表时间</text:p>
          </table:table-cell>
        </table:table-row>
        <table:table-row>
          <table:table-cell table:style-name="表格8.A2" office:value-type="string">
            <text:p text:style-name="Table_20_Contents">read_status</text:p>
          </table:table-cell>
          <table:table-cell table:style-name="表格8.A2" office:value-type="string">
            <text:p text:style-name="Table_20_Contents">varchar(1)</text:p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>y n</text:p>
          </table:table-cell>
          <table:table-cell table:style-name="表格8.F2" office:value-type="string">
            <text:p text:style-name="Table_20_Contents">是否已阅读</text:p>
          </table:table-cell>
        </table:table-row>
        <table:table-row>
          <table:table-cell table:style-name="表格8.A2" office:value-type="string">
            <text:p text:style-name="Table_20_Contents">type</text:p>
          </table:table-cell>
          <table:table-cell table:style-name="表格8.A2" office:value-type="string">
            <text:p text:style-name="Table_20_Contents">varchar(1)</text:p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>l r</text:p>
          </table:table-cell>
          <table:table-cell table:style-name="表格8.F2" office:value-type="string">
            <text:p text:style-name="Table_20_Contents">留言还是回复</text:p>
          </table:table-cell>
        </table:table-row>
      </table:table>
      <text:p text:style-name="Standard"/>
      <text:p text:style-name="Standard">15.位置表 position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column table:style-name="表格13.F"/>
        <table:table-header-rows>
          <table:table-row>
            <table:table-cell table:style-name="表格13.A1" office:value-type="string">
              <text:p text:style-name="P1">字段名</text:p>
            </table:table-cell>
            <table:table-cell table:style-name="表格13.A1" office:value-type="string">
              <text:p text:style-name="P1">类型</text:p>
            </table:table-cell>
            <table:table-cell table:style-name="表格13.A1" office:value-type="string">
              <text:p text:style-name="P1">非空</text:p>
            </table:table-cell>
            <table:table-cell table:style-name="表格13.A1" office:value-type="string">
              <text:p text:style-name="P1">函数</text:p>
            </table:table-cell>
            <table:table-cell table:style-name="表格13.A1" office:value-type="string">
              <text:p text:style-name="P1">备注</text:p>
            </table:table-cell>
            <table:table-cell table:style-name="表格13.F1" office:value-type="string">
              <text:p text:style-name="P1">含义</text:p>
            </table:table-cell>
          </table:table-row>
        </table:table-header-rows>
        <table:table-row>
          <table:table-cell table:style-name="表格13.A2" office:value-type="string">
            <text:p text:style-name="Table_20_Contents">id</text:p>
          </table:table-cell>
          <table:table-cell table:style-name="表格13.A2" office:value-type="string">
            <text:p text:style-name="Table_20_Contents">unsigned smallint</text:p>
          </table:table-cell>
          <table:table-cell table:style-name="表格13.A2" office:value-type="string">
            <text:p text:style-name="Table_20_Contents">Y</text:p>
          </table:table-cell>
          <table:table-cell table:style-name="表格13.A2" office:value-type="string">
            <text:p text:style-name="Table_20_Contents">自增</text:p>
          </table:table-cell>
          <table:table-cell table:style-name="表格13.A2" office:value-type="string">
            <text:p text:style-name="Table_20_Contents"/>
          </table:table-cell>
          <table:table-cell table:style-name="表格13.F2" office:value-type="string">
            <text:p text:style-name="Table_20_Contents">序号</text:p>
          </table:table-cell>
        </table:table-row>
        <table:table-row>
          <table:table-cell table:style-name="表格13.A2" office:value-type="string">
            <text:p text:style-name="Table_20_Contents">name</text:p>
          </table:table-cell>
          <table:table-cell table:style-name="表格13.A2" office:value-type="string">
            <text:p text:style-name="Table_20_Contents">varchar(20)</text:p>
          </table:table-cell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Table_20_Contents"/>
          </table:table-cell>
          <table:table-cell table:style-name="表格13.F2" office:value-type="string">
            <text:p text:style-name="Table_20_Contents">名称</text:p>
          </table:table-cell>
        </table:table-row>
        <table:table-row>
          <table:table-cell table:style-name="表格13.A2" office:value-type="string">
            <text:p text:style-name="Table_20_Contents">transportation</text:p>
          </table:table-cell>
          <table:table-cell table:style-name="表格13.A2" office:value-type="string">
            <text:p text:style-name="Table_20_Contents">varchar(255)</text:p>
          </table:table-cell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Table_20_Contents"/>
          </table:table-cell>
          <table:table-cell table:style-name="表格13.F2" office:value-type="string">
            <text:p text:style-name="Table_20_Contents">交通</text:p>
          </table:table-cell>
        </table:table-row>
        <table:table-row>
          <table:table-cell table:style-name="表格13.A2" office:value-type="string">
            <text:p text:style-name="Table_20_Contents">detail_position</text:p>
          </table:table-cell>
          <table:table-cell table:style-name="表格13.A2" office:value-type="string">
            <text:p text:style-name="Table_20_Contents">varchar(255)</text:p>
          </table:table-cell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Table_20_Contents"/>
          </table:table-cell>
          <table:table-cell table:style-name="表格13.F2" office:value-type="string">
            <text:p text:style-name="Table_20_Contents">具体位置</text:p>
          </table:table-cell>
        </table:table-row>
      </table:table>
      <text:p text:style-name="Standard"/>
      <text:p text:style-name="Standard">16.美食照片表 food_picture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column table:style-name="表格14.E"/>
        <table:table-column table:style-name="表格14.F"/>
        <table:table-header-rows>
          <text:soft-page-break/>
          <table:table-row>
            <table:table-cell table:style-name="表格14.A1" office:value-type="string">
              <text:p text:style-name="P1">字段名</text:p>
            </table:table-cell>
            <table:table-cell table:style-name="表格14.A1" office:value-type="string">
              <text:p text:style-name="P1">类型</text:p>
            </table:table-cell>
            <table:table-cell table:style-name="表格14.A1" office:value-type="string">
              <text:p text:style-name="P1">非空</text:p>
            </table:table-cell>
            <table:table-cell table:style-name="表格14.A1" office:value-type="string">
              <text:p text:style-name="P1">函数</text:p>
            </table:table-cell>
            <table:table-cell table:style-name="表格14.A1" office:value-type="string">
              <text:p text:style-name="P1">备注</text:p>
            </table:table-cell>
            <table:table-cell table:style-name="表格14.F1" office:value-type="string">
              <text:p text:style-name="P1">含义</text:p>
            </table:table-cell>
          </table:table-row>
        </table:table-header-rows>
        <table:table-row>
          <table:table-cell table:style-name="表格14.A2" office:value-type="string">
            <text:p text:style-name="Table_20_Contents">id</text:p>
          </table:table-cell>
          <table:table-cell table:style-name="表格14.A2" office:value-type="string">
            <text:p text:style-name="Table_20_Contents">unsigned int</text:p>
          </table:table-cell>
          <table:table-cell table:style-name="表格14.A2" office:value-type="string">
            <text:p text:style-name="Table_20_Contents">Y</text:p>
          </table:table-cell>
          <table:table-cell table:style-name="表格14.A2" office:value-type="string">
            <text:p text:style-name="Table_20_Contents">自增</text:p>
          </table:table-cell>
          <table:table-cell table:style-name="表格14.A2" office:value-type="string">
            <text:p text:style-name="Table_20_Contents"/>
          </table:table-cell>
          <table:table-cell table:style-name="表格14.F2" office:value-type="string">
            <text:p text:style-name="Table_20_Contents">序号</text:p>
          </table:table-cell>
        </table:table-row>
        <table:table-row>
          <table:table-cell table:style-name="表格14.A2" office:value-type="string">
            <text:p text:style-name="Table_20_Contents">food_id</text:p>
          </table:table-cell>
          <table:table-cell table:style-name="表格14.A2" office:value-type="string">
            <text:p text:style-name="Table_20_Contents">unsigned int</text:p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F2" office:value-type="string">
            <text:p text:style-name="Table_20_Contents">美食id</text:p>
          </table:table-cell>
        </table:table-row>
        <table:table-row>
          <table:table-cell table:style-name="表格14.A2" office:value-type="string">
            <text:p text:style-name="Table_20_Contents">filename</text:p>
          </table:table-cell>
          <table:table-cell table:style-name="表格14.A2" office:value-type="string">
            <text:p text:style-name="Table_20_Contents">varchar(255)</text:p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F2" office:value-type="string">
            <text:p text:style-name="Table_20_Contents">文件名</text:p>
          </table:table-cell>
        </table:table-row>
        <table:table-row>
          <table:table-cell table:style-name="表格14.A2" office:value-type="string">
            <text:p text:style-name="Table_20_Contents">main</text:p>
          </table:table-cell>
          <table:table-cell table:style-name="表格14.A2" office:value-type="string">
            <text:p text:style-name="Table_20_Contents">varchar(1)</text:p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>y n</text:p>
          </table:table-cell>
          <table:table-cell table:style-name="表格14.F2" office:value-type="string">
            <text:p text:style-name="Table_20_Contents">是否是主要</text:p>
          </table:table-cell>
        </table:table-row>
        <table:table-row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F2" office:value-type="string">
            <text:p text:style-name="Table_20_Contents"/>
          </table:table-cell>
        </table:table-row>
      </table:table>
      <text:p text:style-name="Standard"/>
      <text:p text:style-name="Standard">17.用户照片表 user_picture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able:table-column table:style-name="表格17.F"/>
        <table:table-header-rows>
          <table:table-row>
            <table:table-cell table:style-name="表格17.A1" office:value-type="string">
              <text:p text:style-name="P1">字段名</text:p>
            </table:table-cell>
            <table:table-cell table:style-name="表格17.A1" office:value-type="string">
              <text:p text:style-name="P1">类型</text:p>
            </table:table-cell>
            <table:table-cell table:style-name="表格17.A1" office:value-type="string">
              <text:p text:style-name="P1">非空</text:p>
            </table:table-cell>
            <table:table-cell table:style-name="表格17.A1" office:value-type="string">
              <text:p text:style-name="P1">函数</text:p>
            </table:table-cell>
            <table:table-cell table:style-name="表格17.A1" office:value-type="string">
              <text:p text:style-name="P1">备注</text:p>
            </table:table-cell>
            <table:table-cell table:style-name="表格17.F1" office:value-type="string">
              <text:p text:style-name="P1">含义</text:p>
            </table:table-cell>
          </table:table-row>
        </table:table-header-rows>
        <table:table-row>
          <table:table-cell table:style-name="表格17.A2" office:value-type="string">
            <text:p text:style-name="Table_20_Contents">id</text:p>
          </table:table-cell>
          <table:table-cell table:style-name="表格17.A2" office:value-type="string">
            <text:p text:style-name="Table_20_Contents">unsigned int</text:p>
          </table:table-cell>
          <table:table-cell table:style-name="表格17.A2" office:value-type="string">
            <text:p text:style-name="Table_20_Contents">Y</text:p>
          </table:table-cell>
          <table:table-cell table:style-name="表格17.A2" office:value-type="string">
            <text:p text:style-name="Table_20_Contents">自增</text:p>
          </table:table-cell>
          <table:table-cell table:style-name="表格17.A2" office:value-type="string">
            <text:p text:style-name="Table_20_Contents"/>
          </table:table-cell>
          <table:table-cell table:style-name="表格17.F2" office:value-type="string">
            <text:p text:style-name="Table_20_Contents">序号</text:p>
          </table:table-cell>
        </table:table-row>
        <table:table-row>
          <table:table-cell table:style-name="表格17.A2" office:value-type="string">
            <text:p text:style-name="Table_20_Contents">user_id</text:p>
          </table:table-cell>
          <table:table-cell table:style-name="表格17.A2" office:value-type="string">
            <text:p text:style-name="Table_20_Contents">unsigned int</text:p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Table_20_Contents"/>
          </table:table-cell>
          <table:table-cell table:style-name="表格17.F2" office:value-type="string">
            <text:p text:style-name="Table_20_Contents">用户id</text:p>
          </table:table-cell>
        </table:table-row>
        <table:table-row>
          <table:table-cell table:style-name="表格17.A2" office:value-type="string">
            <text:p text:style-name="Table_20_Contents">filename</text:p>
          </table:table-cell>
          <table:table-cell table:style-name="表格17.A2" office:value-type="string">
            <text:p text:style-name="Table_20_Contents">varchar(255)</text:p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Table_20_Contents"/>
          </table:table-cell>
          <table:table-cell table:style-name="表格17.F2" office:value-type="string">
            <text:p text:style-name="Table_20_Contents">文件名</text:p>
          </table:table-cell>
        </table:table-row>
        <table:table-row>
          <table:table-cell table:style-name="表格17.A2" office:value-type="string">
            <text:p text:style-name="Table_20_Contents">main</text:p>
          </table:table-cell>
          <table:table-cell table:style-name="表格17.A2" office:value-type="string">
            <text:p text:style-name="Table_20_Contents">varchar(1)</text:p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Table_20_Contents">y n</text:p>
          </table:table-cell>
          <table:table-cell table:style-name="表格17.F2" office:value-type="string">
            <text:p text:style-name="Table_20_Contents">是否是主照片</text:p>
          </table:table-cell>
        </table:table-row>
      </table:table>
      <text:p text:style-name="Standard"/>
      <text:p text:style-name="Standard">18.用户头像表 user_<text:span text:style-name="T1">avatar</text:span>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column table:style-name="表格9.F"/>
        <table:table-header-rows>
          <table:table-row>
            <table:table-cell table:style-name="表格9.A1" office:value-type="string">
              <text:p text:style-name="P1">字段名</text:p>
            </table:table-cell>
            <table:table-cell table:style-name="表格9.A1" office:value-type="string">
              <text:p text:style-name="P1">类型</text:p>
            </table:table-cell>
            <table:table-cell table:style-name="表格9.A1" office:value-type="string">
              <text:p text:style-name="P1">非空</text:p>
            </table:table-cell>
            <table:table-cell table:style-name="表格9.A1" office:value-type="string">
              <text:p text:style-name="P1">函数</text:p>
            </table:table-cell>
            <table:table-cell table:style-name="表格9.A1" office:value-type="string">
              <text:p text:style-name="P1">备注</text:p>
            </table:table-cell>
            <table:table-cell table:style-name="表格9.F1" office:value-type="string">
              <text:p text:style-name="P1">含义</text:p>
            </table:table-cell>
          </table:table-row>
        </table:table-header-rows>
        <table:table-row>
          <table:table-cell table:style-name="表格9.A2" office:value-type="string">
            <text:p text:style-name="Table_20_Contents">id</text:p>
          </table:table-cell>
          <table:table-cell table:style-name="表格9.A2" office:value-type="string">
            <text:p text:style-name="Table_20_Contents">unsigned int</text:p>
          </table:table-cell>
          <table:table-cell table:style-name="表格9.A2" office:value-type="string">
            <text:p text:style-name="Table_20_Contents">Y</text:p>
          </table:table-cell>
          <table:table-cell table:style-name="表格9.A2" office:value-type="string">
            <text:p text:style-name="Table_20_Contents">自增</text:p>
          </table:table-cell>
          <table:table-cell table:style-name="表格9.A2" office:value-type="string">
            <text:p text:style-name="Table_20_Contents"/>
          </table:table-cell>
          <table:table-cell table:style-name="表格9.F2" office:value-type="string">
            <text:p text:style-name="Table_20_Contents">序号</text:p>
          </table:table-cell>
        </table:table-row>
        <table:table-row>
          <table:table-cell table:style-name="表格9.A2" office:value-type="string">
            <text:p text:style-name="Table_20_Contents">user_id</text:p>
          </table:table-cell>
          <table:table-cell table:style-name="表格9.A2" office:value-type="string">
            <text:p text:style-name="Table_20_Contents">unsigned int</text:p>
          </table:table-cell>
          <table:table-cell table:style-name="表格9.A2" office:value-type="string">
            <text:p text:style-name="Table_20_Contents"/>
          </table:table-cell>
          <table:table-cell table:style-name="表格9.A2" office:value-type="string">
            <text:p text:style-name="Table_20_Contents"/>
          </table:table-cell>
          <table:table-cell table:style-name="表格9.A2" office:value-type="string">
            <text:p text:style-name="Table_20_Contents"/>
          </table:table-cell>
          <table:table-cell table:style-name="表格9.F2" office:value-type="string">
            <text:p text:style-name="Table_20_Contents">用户id</text:p>
          </table:table-cell>
        </table:table-row>
        <table:table-row>
          <table:table-cell table:style-name="表格9.A2" office:value-type="string">
            <text:p text:style-name="Table_20_Contents">filename</text:p>
          </table:table-cell>
          <table:table-cell table:style-name="表格9.A2" office:value-type="string">
            <text:p text:style-name="Table_20_Contents">varchar(255)</text:p>
          </table:table-cell>
          <table:table-cell table:style-name="表格9.A2" office:value-type="string">
            <text:p text:style-name="Table_20_Contents"/>
          </table:table-cell>
          <table:table-cell table:style-name="表格9.A2" office:value-type="string">
            <text:p text:style-name="Table_20_Contents"/>
          </table:table-cell>
          <table:table-cell table:style-name="表格9.A2" office:value-type="string">
            <text:p text:style-name="Table_20_Contents"/>
          </table:table-cell>
          <table:table-cell table:style-name="表格9.F2" office:value-type="string">
            <text:p text:style-name="Table_20_Contents">文件名</text:p>
          </table:table-cell>
        </table:table-row>
        <table:table-row>
          <table:table-cell table:style-name="表格9.A2" office:value-type="string">
            <text:p text:style-name="Table_20_Contents">main</text:p>
          </table:table-cell>
          <table:table-cell table:style-name="表格9.A2" office:value-type="string">
            <text:p text:style-name="Table_20_Contents">varchar(1)</text:p>
          </table:table-cell>
          <table:table-cell table:style-name="表格9.A2" office:value-type="string">
            <text:p text:style-name="Table_20_Contents"/>
          </table:table-cell>
          <table:table-cell table:style-name="表格9.A2" office:value-type="string">
            <text:p text:style-name="Table_20_Contents"/>
          </table:table-cell>
          <table:table-cell table:style-name="表格9.A2" office:value-type="string">
            <text:p text:style-name="Table_20_Contents">y n</text:p>
          </table:table-cell>
          <table:table-cell table:style-name="表格9.F2" office:value-type="string">
            <text:p text:style-name="Table_20_Contents">是否是主头像</text:p>
          </table:table-cell>
        </table:table-row>
      </table:table>
      <text:p text:style-name="Standard"/>
      <text:p text:style-name="Standard">19.用户会话控制 session</text:p>
      <text:p text:style-name="Standard"/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column table:style-name="表格16.F"/>
        <table:table-header-rows>
          <table:table-row>
            <table:table-cell table:style-name="表格16.A1" office:value-type="string">
              <text:p text:style-name="P1">字段名</text:p>
            </table:table-cell>
            <table:table-cell table:style-name="表格16.A1" office:value-type="string">
              <text:p text:style-name="P1">类型</text:p>
            </table:table-cell>
            <table:table-cell table:style-name="表格16.A1" office:value-type="string">
              <text:p text:style-name="P1">非空</text:p>
            </table:table-cell>
            <table:table-cell table:style-name="表格16.A1" office:value-type="string">
              <text:p text:style-name="P1">函数</text:p>
            </table:table-cell>
            <table:table-cell table:style-name="表格16.A1" office:value-type="string">
              <text:p text:style-name="P1">备注</text:p>
            </table:table-cell>
            <table:table-cell table:style-name="表格16.F1" office:value-type="string">
              <text:p text:style-name="P1">含义</text:p>
            </table:table-cell>
          </table:table-row>
        </table:table-header-rows>
        <table:table-row>
          <table:table-cell table:style-name="表格16.A2" office:value-type="string">
            <text:p text:style-name="Table_20_Contents">id</text:p>
          </table:table-cell>
          <table:table-cell table:style-name="表格16.A2" office:value-type="string">
            <text:p text:style-name="Table_20_Contents">unsigned int</text:p>
          </table:table-cell>
          <table:table-cell table:style-name="表格16.A2" office:value-type="string">
            <text:p text:style-name="Table_20_Contents">Y</text:p>
          </table:table-cell>
          <table:table-cell table:style-name="表格16.A2" office:value-type="string">
            <text:p text:style-name="Table_20_Contents">自增</text:p>
          </table:table-cell>
          <table:table-cell table:style-name="表格16.A2" office:value-type="string">
            <text:p text:style-name="Table_20_Contents"/>
          </table:table-cell>
          <table:table-cell table:style-name="表格16.F2" office:value-type="string">
            <text:p text:style-name="Table_20_Contents">序号</text:p>
          </table:table-cell>
        </table:table-row>
        <table:table-row>
          <table:table-cell table:style-name="表格16.A2" office:value-type="string">
            <text:p text:style-name="Table_20_Contents">username</text:p>
          </table:table-cell>
          <table:table-cell table:style-name="表格16.A2" office:value-type="string">
            <text:p text:style-name="Table_20_Contents">varchar(20)</text:p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F2" office:value-type="string">
            <text:p text:style-name="Table_20_Contents">用户名</text:p>
          </table:table-cell>
        </table:table-row>
        <table:table-row>
          <table:table-cell table:style-name="表格16.A2" office:value-type="string">
            <text:p text:style-name="Table_20_Contents">cookie_encrypted</text:p>
          </table:table-cell>
          <table:table-cell table:style-name="表格16.A2" office:value-type="string">
            <text:p text:style-name="Table_20_Contents">varchar(255)</text:p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F2" office:value-type="string">
            <text:p text:style-name="Table_20_Contents">加密的串</text:p>
          </table:table-cell>
        </table:table-row>
        <table:table-row>
          <table:table-cell table:style-name="表格16.A2" office:value-type="string">
            <text:p text:style-name="Table_20_Contents">set_time</text:p>
          </table:table-cell>
          <table:table-cell table:style-name="表格16.A2" office:value-type="string">
            <text:p text:style-name="Table_20_Contents">timestamp</text:p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F2" office:value-type="string">
            <text:p text:style-name="Table_20_Contents">设定的时间</text:p>
          </table:table-cell>
        </table:table-row>
        <table:table-row>
          <table:table-cell table:style-name="表格16.A2" office:value-type="string">
            <text:p text:style-name="Table_20_Contents">valid_time</text:p>
          </table:table-cell>
          <table:table-cell table:style-name="表格16.A2" office:value-type="string">
            <text:p text:style-name="Table_20_Contents">unsigned int</text:p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F2" office:value-type="string">
            <text:p text:style-name="Table_20_Contents">有效时长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DejaVu Sans Light" svg:font-family="'DejaVu Sans Light'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SWZ-ZhangY </meta:initial-creator>
    <meta:creation-date>2011-03-19T15:31:33</meta:creation-date>
    <dc:date>2012-03-30T21:28:58</dc:date>
    <meta:editing-duration>PT32H33M56S</meta:editing-duration>
    <meta:editing-cycles>32</meta:editing-cycles>
    <meta:generator>OpenOffice.org/3.2$Unix OpenOffice.org_project/320m19$Build-9505</meta:generator>
    <dc:creator>pswzyu </dc:creator>
    <meta:document-statistic meta:table-count="19" meta:image-count="0" meta:object-count="0" meta:page-count="7" meta:paragraph-count="612" meta:word-count="1021" meta:character-count="4023"/>
  </office:meta>
</office:document-meta>
</file>